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5" style:parent-style-name="Párrafodelista" style:list-style-name="LFO1" style:family="paragraph"/>
    <style:style style:name="T6" style:parent-style-name="Fuentedepárrafopredeter." style:family="text">
      <style:text-properties fo:font-weight="bold" style:font-weight-asian="bold" style:font-weight-complex="bold" fo:background-color="#FFFF00"/>
    </style:style>
    <style:style style:name="T7" style:parent-style-name="Fuentedepárrafopredeter." style:family="text">
      <style:text-properties fo:background-color="#FFFF00"/>
    </style:style>
    <style:style style:name="T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" style:parent-style-name="Fuentedepárrafopredeter." style:family="text">
      <style:text-properties fo:color="#FF0000" fo:background-color="#FFFF00"/>
    </style:style>
    <style:style style:name="P10" style:parent-style-name="Párrafodelista" style:list-style-name="LFO1" style:family="paragraph"/>
    <style:style style:name="T11" style:parent-style-name="Fuentedepárrafopredeter." style:family="text">
      <style:text-properties fo:font-weight="bold" style:font-weight-asian="bold" style:font-weight-complex="bold" fo:background-color="#FFFF00"/>
    </style:style>
    <style:style style:name="T12" style:parent-style-name="Fuentedepárrafopredeter." style:family="text">
      <style:text-properties fo:background-color="#FFFF00"/>
    </style:style>
    <style:style style:name="T1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4" style:parent-style-name="Fuentedepárrafopredeter." style:family="text">
      <style:text-properties fo:color="#FF0000" fo:background-color="#FFFF00"/>
    </style:style>
    <style:style style:name="P15" style:parent-style-name="Párrafodelista" style:list-style-name="LFO1" style:family="paragraph"/>
    <style:style style:name="T16" style:parent-style-name="Fuentedepárrafopredeter." style:family="text">
      <style:text-properties fo:font-weight="bold" style:font-weight-asian="bold" style:font-weight-complex="bold" fo:background-color="#FFFF00"/>
    </style:style>
    <style:style style:name="T17" style:parent-style-name="Fuentedepárrafopredeter." style:family="text">
      <style:text-properties fo:background-color="#FFFF00"/>
    </style:style>
    <style:style style:name="T1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9" style:parent-style-name="Fuentedepárrafopredeter." style:family="text">
      <style:text-properties fo:color="#FF0000" fo:background-color="#FFFF00"/>
    </style:style>
    <style:style style:name="T20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1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23" style:parent-style-name="Párrafodelista" style:list-style-name="LFO2" style:family="paragraph"/>
    <style:style style:name="T24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25" style:parent-style-name="Fuentedepárrafopredeter." style:family="text">
      <style:text-properties fo:background-color="#FFFF00" fo:language="en" fo:country="US"/>
    </style:style>
    <style:style style:name="T26" style:parent-style-name="Fuentedepárrafopredeter." style:family="text">
      <style:text-properties fo:background-color="#FFFF00"/>
    </style:style>
    <style:style style:name="T2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8" style:parent-style-name="Fuentedepárrafopredeter." style:family="text">
      <style:text-properties fo:color="#FF0000" fo:background-color="#FFFF00"/>
    </style:style>
    <style:style style:name="P29" style:parent-style-name="Párrafodelista" style:list-style-name="LFO2" style:family="paragraph"/>
    <style:style style:name="T30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31" style:parent-style-name="Fuentedepárrafopredeter." style:family="text">
      <style:text-properties fo:background-color="#FFFF00" fo:language="en" fo:country="US"/>
    </style:style>
    <style:style style:name="T3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3" style:parent-style-name="Fuentedepárrafopredeter." style:family="text">
      <style:text-properties fo:color="#FF0000" fo:background-color="#FFFF00" fo:language="en" fo:country="US"/>
    </style:style>
    <style:style style:name="P34" style:parent-style-name="Párrafodelista" style:list-style-name="LFO2" style:family="paragraph"/>
    <style:style style:name="T35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36" style:parent-style-name="Fuentedepárrafopredeter." style:family="text">
      <style:text-properties fo:background-color="#FFFF00" fo:language="en" fo:country="US"/>
    </style:style>
    <style:style style:name="T37" style:parent-style-name="Fuentedepárrafopredeter." style:family="text">
      <style:text-properties fo:background-color="#FFFF00"/>
    </style:style>
    <style:style style:name="T3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9" style:parent-style-name="Fuentedepárrafopredeter." style:family="text">
      <style:text-properties fo:color="#FF0000" fo:background-color="#FFFF00"/>
    </style:style>
    <style:style style:name="P40" style:parent-style-name="Párrafodelista" style:list-style-name="LFO2" style:family="paragraph"/>
    <style:style style:name="T41" style:parent-style-name="Fuentedepárrafopredeter." style:family="text">
      <style:text-properties fo:font-weight="bold" style:font-weight-asian="bold" style:font-weight-complex="bold" fo:background-color="#FFFF00"/>
    </style:style>
    <style:style style:name="T42" style:parent-style-name="Fuentedepárrafopredeter." style:family="text">
      <style:text-properties fo:background-color="#FFFF00"/>
    </style:style>
    <style:style style:name="T4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4" style:parent-style-name="Fuentedepárrafopredeter." style:family="text">
      <style:text-properties fo:color="#FF0000" fo:background-color="#FFFF00"/>
    </style:style>
    <style:style style:name="P45" style:parent-style-name="Párrafodelista" style:list-style-name="LFO2" style:family="paragraph"/>
    <style:style style:name="T46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47" style:parent-style-name="Fuentedepárrafopredeter." style:family="text">
      <style:text-properties fo:background-color="#FFFF00" fo:language="en" fo:country="US"/>
    </style:style>
    <style:style style:name="T4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9" style:parent-style-name="Fuentedepárrafopredeter." style:family="text">
      <style:text-properties fo:color="#FF0000" fo:background-color="#FFFF00" fo:language="en" fo:country="US"/>
    </style:style>
    <style:style style:name="P50" style:parent-style-name="Párrafodelista" style:list-style-name="LFO2" style:family="paragraph"/>
    <style:style style:name="T51" style:parent-style-name="Fuentedepárrafopredeter." style:family="text">
      <style:text-properties fo:font-weight="bold" style:font-weight-asian="bold" style:font-weight-complex="bold" fo:background-color="#FFFF00"/>
    </style:style>
    <style:style style:name="T52" style:parent-style-name="Fuentedepárrafopredeter." style:family="text">
      <style:text-properties fo:background-color="#FFFF00"/>
    </style:style>
    <style:style style:name="T5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4" style:parent-style-name="Fuentedepárrafopredeter." style:family="text">
      <style:text-properties fo:color="#FF0000" fo:background-color="#FFFF00"/>
    </style:style>
    <style:style style:name="P55" style:parent-style-name="Párrafodelista" style:list-style-name="LFO2" style:family="paragraph"/>
    <style:style style:name="T56" style:parent-style-name="Fuentedepárrafopredeter." style:family="text">
      <style:text-properties fo:font-weight="bold" style:font-weight-asian="bold" style:font-weight-complex="bold" fo:background-color="#FFFF00"/>
    </style:style>
    <style:style style:name="T57" style:parent-style-name="Fuentedepárrafopredeter." style:family="text">
      <style:text-properties fo:background-color="#FFFF00"/>
    </style:style>
    <style:style style:name="T5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9" style:parent-style-name="Fuentedepárrafopredeter." style:family="text">
      <style:text-properties fo:color="#FF0000" fo:background-color="#FFFF00"/>
    </style:style>
    <style:style style:name="P60" style:parent-style-name="Párrafodelista" style:list-style-name="LFO2" style:family="paragraph"/>
    <style:style style:name="T61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62" style:parent-style-name="Fuentedepárrafopredeter." style:family="text">
      <style:text-properties fo:background-color="#FFFF00" fo:language="en" fo:country="US"/>
    </style:style>
    <style:style style:name="T6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64" style:parent-style-name="Fuentedepárrafopredeter." style:family="text">
      <style:text-properties fo:color="#FF0000" fo:background-color="#FFFF00" fo:language="en" fo:country="US"/>
    </style:style>
    <style:style style:name="P65" style:parent-style-name="Párrafodelista" style:list-style-name="LFO2" style:family="paragraph"/>
    <style:style style:name="T66" style:parent-style-name="Fuentedepárrafopredeter." style:family="text">
      <style:text-properties fo:font-weight="bold" style:font-weight-asian="bold" style:font-weight-complex="bold" fo:background-color="#FFFF00"/>
    </style:style>
    <style:style style:name="T67" style:parent-style-name="Fuentedepárrafopredeter." style:family="text">
      <style:text-properties fo:background-color="#FFFF00"/>
    </style:style>
    <style:style style:name="T6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69" style:parent-style-name="Fuentedepárrafopredeter." style:family="text">
      <style:text-properties fo:color="#FF0000" fo:background-color="#FFFF00"/>
    </style:style>
    <style:style style:name="P70" style:parent-style-name="Párrafodelista" style:list-style-name="LFO2" style:family="paragraph"/>
    <style:style style:name="T71" style:parent-style-name="Fuentedepárrafopredeter." style:family="text">
      <style:text-properties fo:font-weight="bold" style:font-weight-asian="bold" style:font-weight-complex="bold" fo:background-color="#FFFF00"/>
    </style:style>
    <style:style style:name="T72" style:parent-style-name="Fuentedepárrafopredeter." style:family="text">
      <style:text-properties fo:background-color="#FFFF00"/>
    </style:style>
    <style:style style:name="T7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74" style:parent-style-name="Fuentedepárrafopredeter." style:family="text">
      <style:text-properties fo:color="#FF0000" fo:background-color="#FFFF00"/>
    </style:style>
    <style:style style:name="T75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76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77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78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79" style:parent-style-name="Párrafodelista" style:list-style-name="LFO24" style:family="paragraph"/>
    <style:style style:name="T80" style:parent-style-name="Fuentedepárrafopredeter." style:family="text">
      <style:text-properties fo:font-weight="bold" style:font-weight-asian="bold" style:font-weight-complex="bold" fo:background-color="#FFFF00"/>
    </style:style>
    <style:style style:name="T81" style:parent-style-name="Fuentedepárrafopredeter." style:family="text">
      <style:text-properties fo:background-color="#FFFF00"/>
    </style:style>
    <style:style style:name="T8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83" style:parent-style-name="Fuentedepárrafopredeter." style:family="text">
      <style:text-properties fo:color="#FF0000" fo:background-color="#FFFF00"/>
    </style:style>
    <style:style style:name="P84" style:parent-style-name="Párrafodelista" style:list-style-name="LFO3" style:family="paragraph"/>
    <style:style style:name="T85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86" style:parent-style-name="Fuentedepárrafopredeter." style:family="text">
      <style:text-properties fo:background-color="#FFFF00" fo:language="en" fo:country="US"/>
    </style:style>
    <style:style style:name="T8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88" style:parent-style-name="Fuentedepárrafopredeter." style:family="text">
      <style:text-properties fo:color="#FF0000" fo:background-color="#FFFF00" fo:language="en" fo:country="US"/>
    </style:style>
    <style:style style:name="P89" style:parent-style-name="Párrafodelista" style:list-style-name="LFO3" style:family="paragraph"/>
    <style:style style:name="T90" style:parent-style-name="Fuentedepárrafopredeter." style:family="text">
      <style:text-properties fo:font-weight="bold" style:font-weight-asian="bold" style:font-weight-complex="bold" fo:background-color="#FFFF00"/>
    </style:style>
    <style:style style:name="T91" style:parent-style-name="Fuentedepárrafopredeter." style:family="text">
      <style:text-properties fo:background-color="#FFFF00"/>
    </style:style>
    <style:style style:name="T9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3" style:parent-style-name="Fuentedepárrafopredeter." style:family="text">
      <style:text-properties fo:color="#FF0000" fo:background-color="#FFFF00"/>
    </style:style>
    <style:style style:name="P94" style:parent-style-name="Párrafodelista" style:list-style-name="LFO3" style:family="paragraph"/>
    <style:style style:name="T95" style:parent-style-name="Fuentedepárrafopredeter." style:family="text">
      <style:text-properties fo:font-weight="bold" style:font-weight-asian="bold" style:font-weight-complex="bold" fo:background-color="#FFFF00"/>
    </style:style>
    <style:style style:name="T96" style:parent-style-name="Fuentedepárrafopredeter." style:family="text">
      <style:text-properties fo:background-color="#FFFF00"/>
    </style:style>
    <style:style style:name="T9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8" style:parent-style-name="Fuentedepárrafopredeter." style:family="text">
      <style:text-properties fo:color="#FF0000" fo:background-color="#FFFF00"/>
    </style:style>
    <style:style style:name="P99" style:parent-style-name="Párrafodelista" style:list-style-name="LFO3" style:family="paragraph"/>
    <style:style style:name="T100" style:parent-style-name="Fuentedepárrafopredeter." style:family="text">
      <style:text-properties fo:font-weight="bold" style:font-weight-asian="bold" style:font-weight-complex="bold" fo:background-color="#FFFF00"/>
    </style:style>
    <style:style style:name="T101" style:parent-style-name="Fuentedepárrafopredeter." style:family="text">
      <style:text-properties fo:background-color="#FFFF00"/>
    </style:style>
    <style:style style:name="T10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03" style:parent-style-name="Fuentedepárrafopredeter." style:family="text">
      <style:text-properties fo:color="#FF0000" fo:background-color="#FFFF00"/>
    </style:style>
    <style:style style:name="T104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05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06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07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08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09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110" style:parent-style-name="Párrafodelista" style:list-style-name="LFO4" style:family="paragraph"/>
    <style:style style:name="T111" style:parent-style-name="Fuentedepárrafopredeter." style:family="text">
      <style:text-properties fo:font-weight="bold" style:font-weight-asian="bold" style:font-weight-complex="bold" fo:background-color="#FFFF00"/>
    </style:style>
    <style:style style:name="T112" style:parent-style-name="Fuentedepárrafopredeter." style:family="text">
      <style:text-properties fo:background-color="#FFFF00"/>
    </style:style>
    <style:style style:name="T11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14" style:parent-style-name="Fuentedepárrafopredeter." style:family="text">
      <style:text-properties fo:color="#FF0000" fo:background-color="#FFFF00"/>
    </style:style>
    <style:style style:name="P115" style:parent-style-name="Párrafodelista" style:list-style-name="LFO4" style:family="paragraph"/>
    <style:style style:name="T116" style:parent-style-name="Fuentedepárrafopredeter." style:family="text">
      <style:text-properties fo:font-weight="bold" style:font-weight-asian="bold" style:font-weight-complex="bold" fo:background-color="#FFFF00"/>
    </style:style>
    <style:style style:name="T117" style:parent-style-name="Fuentedepárrafopredeter." style:family="text">
      <style:text-properties fo:background-color="#FFFF00"/>
    </style:style>
    <style:style style:name="T11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19" style:parent-style-name="Fuentedepárrafopredeter." style:family="text">
      <style:text-properties fo:color="#FF0000" fo:background-color="#FFFF00"/>
    </style:style>
    <style:style style:name="P120" style:parent-style-name="Párrafodelista" style:list-style-name="LFO4" style:family="paragraph"/>
    <style:style style:name="T121" style:parent-style-name="Fuentedepárrafopredeter." style:family="text">
      <style:text-properties fo:font-weight="bold" style:font-weight-asian="bold" style:font-weight-complex="bold" fo:background-color="#FFFF00"/>
    </style:style>
    <style:style style:name="T122" style:parent-style-name="Fuentedepárrafopredeter." style:family="text">
      <style:text-properties fo:background-color="#FFFF00"/>
    </style:style>
    <style:style style:name="T12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24" style:parent-style-name="Fuentedepárrafopredeter." style:family="text">
      <style:text-properties fo:color="#FF0000" fo:background-color="#FFFF00"/>
    </style:style>
    <style:style style:name="T125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26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27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28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129" style:parent-style-name="Párrafodelista" style:list-style-name="LFO5" style:family="paragraph"/>
    <style:style style:name="T130" style:parent-style-name="Fuentedepárrafopredeter." style:family="text">
      <style:text-properties fo:font-weight="bold" style:font-weight-asian="bold" style:font-weight-complex="bold" fo:background-color="#FFFF00"/>
    </style:style>
    <style:style style:name="T131" style:parent-style-name="Fuentedepárrafopredeter." style:family="text">
      <style:text-properties fo:background-color="#FFFF00"/>
    </style:style>
    <style:style style:name="T13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33" style:parent-style-name="Fuentedepárrafopredeter." style:family="text">
      <style:text-properties fo:color="#FF0000" fo:background-color="#FFFF00"/>
    </style:style>
    <style:style style:name="T134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35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36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37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38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39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140" style:parent-style-name="Párrafodelista" style:list-style-name="LFO5" style:family="paragraph"/>
    <style:style style:name="T141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142" style:parent-style-name="Fuentedepárrafopredeter." style:family="text">
      <style:text-properties fo:background-color="#FFFF00" fo:language="en" fo:country="US"/>
    </style:style>
    <style:style style:name="T14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44" style:parent-style-name="Fuentedepárrafopredeter." style:family="text">
      <style:text-properties fo:color="#FF0000" fo:background-color="#FFFF00" fo:language="en" fo:country="US"/>
    </style:style>
    <style:style style:name="P145" style:parent-style-name="Párrafodelista" style:list-style-name="LFO5" style:family="paragraph"/>
    <style:style style:name="T146" style:parent-style-name="Fuentedepárrafopredeter." style:family="text">
      <style:text-properties fo:font-weight="bold" style:font-weight-asian="bold" style:font-weight-complex="bold" fo:background-color="#FFFF00"/>
    </style:style>
    <style:style style:name="T147" style:parent-style-name="Fuentedepárrafopredeter." style:family="text">
      <style:text-properties fo:background-color="#FFFF00"/>
    </style:style>
    <style:style style:name="T14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49" style:parent-style-name="Fuentedepárrafopredeter." style:family="text">
      <style:text-properties fo:color="#FF0000" fo:background-color="#FFFF00"/>
    </style:style>
    <style:style style:name="P150" style:parent-style-name="Párrafodelista" style:list-style-name="LFO5" style:family="paragraph"/>
    <style:style style:name="T151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152" style:parent-style-name="Fuentedepárrafopredeter." style:family="text">
      <style:text-properties fo:background-color="#FFFF00" fo:language="en" fo:country="US"/>
    </style:style>
    <style:style style:name="T153" style:parent-style-name="Fuentedepárrafopredeter." style:family="text">
      <style:text-properties fo:background-color="#FFFF00"/>
    </style:style>
    <style:style style:name="T154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55" style:parent-style-name="Fuentedepárrafopredeter." style:family="text">
      <style:text-properties fo:color="#FF0000" fo:background-color="#FFFF00"/>
    </style:style>
    <style:style style:name="P156" style:parent-style-name="Párrafodelista" style:list-style-name="LFO5" style:family="paragraph"/>
    <style:style style:name="T157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158" style:parent-style-name="Fuentedepárrafopredeter." style:family="text">
      <style:text-properties fo:background-color="#FFFF00" fo:language="en" fo:country="US"/>
    </style:style>
    <style:style style:name="T159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60" style:parent-style-name="Fuentedepárrafopredeter." style:family="text">
      <style:text-properties fo:color="#FF0000" fo:background-color="#FFFF00" fo:language="en" fo:country="US"/>
    </style:style>
    <style:style style:name="P161" style:parent-style-name="Párrafodelista" style:list-style-name="LFO5" style:family="paragraph"/>
    <style:style style:name="T162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163" style:parent-style-name="Fuentedepárrafopredeter." style:family="text">
      <style:text-properties fo:background-color="#FFFF00" fo:language="en" fo:country="US"/>
    </style:style>
    <style:style style:name="T164" style:parent-style-name="Fuentedepárrafopredeter." style:family="text">
      <style:text-properties fo:background-color="#FFFF00"/>
    </style:style>
    <style:style style:name="T165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66" style:parent-style-name="Fuentedepárrafopredeter." style:family="text">
      <style:text-properties fo:color="#FF0000" fo:background-color="#FFFF00"/>
    </style:style>
    <style:style style:name="T167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 fo:language="en" fo:country="US"/>
    </style:style>
    <style:style style:name="T168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 fo:language="en" fo:country="US"/>
    </style:style>
    <style:style style:name="T169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70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71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72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73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174" style:parent-style-name="Párrafodelista" style:list-style-name="LFO6" style:family="paragraph"/>
    <style:style style:name="T175" style:parent-style-name="Fuentedepárrafopredeter." style:family="text">
      <style:text-properties fo:font-weight="bold" style:font-weight-asian="bold" style:font-weight-complex="bold" fo:background-color="#FFFF00"/>
    </style:style>
    <style:style style:name="T176" style:parent-style-name="Fuentedepárrafopredeter." style:family="text">
      <style:text-properties fo:background-color="#FFFF00"/>
    </style:style>
    <style:style style:name="T17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78" style:parent-style-name="Fuentedepárrafopredeter." style:family="text">
      <style:text-properties fo:color="#FF0000" fo:background-color="#FFFF00"/>
    </style:style>
    <style:style style:name="P179" style:parent-style-name="Párrafodelista" style:list-style-name="LFO6" style:family="paragraph"/>
    <style:style style:name="T180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181" style:parent-style-name="Fuentedepárrafopredeter." style:family="text">
      <style:text-properties fo:background-color="#FFFF00" fo:language="en" fo:country="US"/>
    </style:style>
    <style:style style:name="T18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83" style:parent-style-name="Fuentedepárrafopredeter." style:family="text">
      <style:text-properties fo:color="#FF0000" fo:background-color="#FFFF00" fo:language="en" fo:country="US"/>
    </style:style>
    <style:style style:name="T184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85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86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87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88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189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190" style:parent-style-name="Párrafodelista" style:list-style-name="LFO7" style:family="paragraph"/>
    <style:style style:name="T191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192" style:parent-style-name="Fuentedepárrafopredeter." style:family="text">
      <style:text-properties fo:background-color="#FFFF00" fo:language="en" fo:country="US"/>
    </style:style>
    <style:style style:name="T19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94" style:parent-style-name="Fuentedepárrafopredeter." style:family="text">
      <style:text-properties fo:color="#FF0000" fo:background-color="#FFFF00" fo:language="en" fo:country="US"/>
    </style:style>
    <style:style style:name="P195" style:parent-style-name="Párrafodelista" style:list-style-name="LFO7" style:family="paragraph"/>
    <style:style style:name="T196" style:parent-style-name="Fuentedepárrafopredeter." style:family="text">
      <style:text-properties fo:font-weight="bold" style:font-weight-asian="bold" style:font-weight-complex="bold" fo:background-color="#FFFF00"/>
    </style:style>
    <style:style style:name="T197" style:parent-style-name="Fuentedepárrafopredeter." style:family="text">
      <style:text-properties fo:background-color="#FFFF00"/>
    </style:style>
    <style:style style:name="T19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99" style:parent-style-name="Fuentedepárrafopredeter." style:family="text">
      <style:text-properties fo:color="#FF0000" fo:background-color="#FFFF00"/>
    </style:style>
    <style:style style:name="P200" style:parent-style-name="Párrafodelista" style:list-style-name="LFO7" style:family="paragraph"/>
    <style:style style:name="T201" style:parent-style-name="Fuentedepárrafopredeter." style:family="text">
      <style:text-properties fo:font-weight="bold" style:font-weight-asian="bold" style:font-weight-complex="bold" fo:background-color="#FFFF00"/>
    </style:style>
    <style:style style:name="T202" style:parent-style-name="Fuentedepárrafopredeter." style:family="text">
      <style:text-properties fo:background-color="#FFFF00"/>
    </style:style>
    <style:style style:name="T20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04" style:parent-style-name="Fuentedepárrafopredeter." style:family="text">
      <style:text-properties fo:color="#FF0000" fo:background-color="#FFFF00"/>
    </style:style>
    <style:style style:name="P205" style:parent-style-name="Párrafodelista" style:list-style-name="LFO7" style:family="paragraph"/>
    <style:style style:name="T206" style:parent-style-name="Fuentedepárrafopredeter." style:family="text">
      <style:text-properties fo:font-weight="bold" style:font-weight-asian="bold" style:font-weight-complex="bold" fo:background-color="#FFFF00"/>
    </style:style>
    <style:style style:name="T207" style:parent-style-name="Fuentedepárrafopredeter." style:family="text">
      <style:text-properties fo:font-weight="bold" style:font-weight-asian="bold" style:font-weight-complex="bold" fo:background-color="#FFFF00"/>
    </style:style>
    <style:style style:name="T208" style:parent-style-name="Fuentedepárrafopredeter." style:family="text">
      <style:text-properties fo:background-color="#FFFF00"/>
    </style:style>
    <style:style style:name="T209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10" style:parent-style-name="Fuentedepárrafopredeter." style:family="text">
      <style:text-properties fo:color="#FF0000" fo:background-color="#FFFF00"/>
    </style:style>
    <style:style style:name="P211" style:parent-style-name="Párrafodelista" style:list-style-name="LFO7" style:family="paragraph"/>
    <style:style style:name="T212" style:parent-style-name="Fuentedepárrafopredeter." style:family="text">
      <style:text-properties fo:font-weight="bold" style:font-weight-asian="bold" style:font-weight-complex="bold" fo:background-color="#FFFF00"/>
    </style:style>
    <style:style style:name="T213" style:parent-style-name="Fuentedepárrafopredeter." style:family="text">
      <style:text-properties fo:background-color="#FFFF00"/>
    </style:style>
    <style:style style:name="T214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15" style:parent-style-name="Fuentedepárrafopredeter." style:family="text">
      <style:text-properties fo:color="#FF0000" fo:background-color="#FFFF00"/>
    </style:style>
    <style:style style:name="P216" style:parent-style-name="Párrafodelista" style:list-style-name="LFO7" style:family="paragraph"/>
    <style:style style:name="T217" style:parent-style-name="Fuentedepárrafopredeter." style:family="text">
      <style:text-properties fo:font-weight="bold" style:font-weight-asian="bold" style:font-weight-complex="bold" fo:background-color="#FFFF00"/>
    </style:style>
    <style:style style:name="T218" style:parent-style-name="Fuentedepárrafopredeter." style:family="text">
      <style:text-properties fo:background-color="#FFFF00"/>
    </style:style>
    <style:style style:name="T219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20" style:parent-style-name="Fuentedepárrafopredeter." style:family="text">
      <style:text-properties fo:color="#FF0000" fo:background-color="#FFFF00"/>
    </style:style>
    <style:style style:name="P221" style:parent-style-name="Párrafodelista" style:list-style-name="LFO7" style:family="paragraph"/>
    <style:style style:name="T222" style:parent-style-name="Fuentedepárrafopredeter." style:family="text">
      <style:text-properties fo:font-weight="bold" style:font-weight-asian="bold" style:font-weight-complex="bold" fo:background-color="#FFFF00"/>
    </style:style>
    <style:style style:name="T223" style:parent-style-name="Fuentedepárrafopredeter." style:family="text">
      <style:text-properties fo:background-color="#FFFF00"/>
    </style:style>
    <style:style style:name="T224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25" style:parent-style-name="Fuentedepárrafopredeter." style:family="text">
      <style:text-properties fo:color="#FF0000" fo:background-color="#FFFF00"/>
    </style:style>
    <style:style style:name="P226" style:parent-style-name="Normal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27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28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29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30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31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32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233" style:parent-style-name="Párrafodelista" style:list-style-name="LFO8" style:family="paragraph"/>
    <style:style style:name="T234" style:parent-style-name="Fuentedepárrafopredeter." style:family="text">
      <style:text-properties fo:font-weight="bold" style:font-weight-asian="bold" style:font-weight-complex="bold" fo:background-color="#FFFF00"/>
    </style:style>
    <style:style style:name="T235" style:parent-style-name="Fuentedepárrafopredeter." style:family="text">
      <style:text-properties fo:background-color="#FFFF00"/>
    </style:style>
    <style:style style:name="T23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37" style:parent-style-name="Fuentedepárrafopredeter." style:family="text">
      <style:text-properties fo:color="#FF0000" fo:background-color="#FFFF00"/>
    </style:style>
    <style:style style:name="P238" style:parent-style-name="Párrafodelista" style:list-style-name="LFO8" style:family="paragraph"/>
    <style:style style:name="T239" style:parent-style-name="Fuentedepárrafopredeter." style:family="text">
      <style:text-properties fo:font-weight="bold" style:font-weight-asian="bold" style:font-weight-complex="bold" fo:background-color="#FFFF00"/>
    </style:style>
    <style:style style:name="T240" style:parent-style-name="Fuentedepárrafopredeter." style:family="text">
      <style:text-properties fo:background-color="#FFFF00"/>
    </style:style>
    <style:style style:name="T241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42" style:parent-style-name="Fuentedepárrafopredeter." style:family="text">
      <style:text-properties fo:color="#FF0000" fo:background-color="#FFFF00"/>
    </style:style>
    <style:style style:name="P243" style:parent-style-name="Párrafodelista" style:list-style-name="LFO8" style:family="paragraph"/>
    <style:style style:name="T244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245" style:parent-style-name="Fuentedepárrafopredeter." style:family="text">
      <style:text-properties fo:background-color="#FFFF00" fo:language="en" fo:country="US"/>
    </style:style>
    <style:style style:name="T24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47" style:parent-style-name="Fuentedepárrafopredeter." style:family="text">
      <style:text-properties fo:color="#FF0000" fo:background-color="#FFFF00" fo:language="en" fo:country="US"/>
    </style:style>
    <style:style style:name="P248" style:parent-style-name="Párrafodelista" style:list-style-name="LFO8" style:family="paragraph"/>
    <style:style style:name="T249" style:parent-style-name="Fuentedepárrafopredeter." style:family="text">
      <style:text-properties fo:font-weight="bold" style:font-weight-asian="bold" style:font-weight-complex="bold" fo:background-color="#FFFF00"/>
    </style:style>
    <style:style style:name="T250" style:parent-style-name="Fuentedepárrafopredeter." style:family="text">
      <style:text-properties fo:background-color="#FFFF00"/>
    </style:style>
    <style:style style:name="T251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52" style:parent-style-name="Fuentedepárrafopredeter." style:family="text">
      <style:text-properties fo:color="#FF0000" fo:background-color="#FFFF00"/>
    </style:style>
    <style:style style:name="P253" style:parent-style-name="Párrafodelista" style:list-style-name="LFO8" style:family="paragraph"/>
    <style:style style:name="T254" style:parent-style-name="Fuentedepárrafopredeter." style:family="text">
      <style:text-properties fo:font-weight="bold" style:font-weight-asian="bold" style:font-weight-complex="bold" fo:background-color="#FFFF00"/>
    </style:style>
    <style:style style:name="T255" style:parent-style-name="Fuentedepárrafopredeter." style:family="text">
      <style:text-properties fo:background-color="#FFFF00"/>
    </style:style>
    <style:style style:name="T25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57" style:parent-style-name="Fuentedepárrafopredeter." style:family="text">
      <style:text-properties fo:color="#FF0000" fo:background-color="#FFFF00"/>
    </style:style>
    <style:style style:name="P258" style:parent-style-name="Párrafodelista" style:list-style-name="LFO8" style:family="paragraph"/>
    <style:style style:name="T259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260" style:parent-style-name="Fuentedepárrafopredeter." style:family="text">
      <style:text-properties fo:background-color="#FFFF00" fo:language="en" fo:country="US"/>
    </style:style>
    <style:style style:name="T261" style:parent-style-name="Fuentedepárrafopredeter." style:family="text">
      <style:text-properties fo:background-color="#FFFF00"/>
    </style:style>
    <style:style style:name="T26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63" style:parent-style-name="Fuentedepárrafopredeter." style:family="text">
      <style:text-properties fo:color="#FF0000" fo:background-color="#FFFF00"/>
    </style:style>
    <style:style style:name="P264" style:parent-style-name="Párrafodelista" style:list-style-name="LFO8" style:family="paragraph"/>
    <style:style style:name="T265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266" style:parent-style-name="Fuentedepárrafopredeter." style:family="text">
      <style:text-properties fo:background-color="#FFFF00" fo:language="en" fo:country="US"/>
    </style:style>
    <style:style style:name="T26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68" style:parent-style-name="Fuentedepárrafopredeter." style:family="text">
      <style:text-properties fo:color="#FF0000" fo:background-color="#FFFF00" fo:language="en" fo:country="US"/>
    </style:style>
    <style:style style:name="T269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 fo:language="en" fo:country="US"/>
    </style:style>
    <style:style style:name="T270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71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72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73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274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275" style:parent-style-name="Párrafodelista" style:list-style-name="LFO9" style:family="paragraph"/>
    <style:style style:name="T276" style:parent-style-name="Fuentedepárrafopredeter." style:family="text">
      <style:text-properties fo:font-weight="bold" style:font-weight-asian="bold" style:font-weight-complex="bold" fo:background-color="#FFFF00"/>
    </style:style>
    <style:style style:name="T277" style:parent-style-name="Fuentedepárrafopredeter." style:family="text">
      <style:text-properties fo:background-color="#FFFF00"/>
    </style:style>
    <style:style style:name="T27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79" style:parent-style-name="Fuentedepárrafopredeter." style:family="text">
      <style:text-properties fo:color="#FF0000" fo:background-color="#FFFF00"/>
    </style:style>
    <style:style style:name="T280" style:parent-style-name="Fuentedepárrafopredeter." style:family="text">
      <style:text-properties fo:color="#FF0000" fo:background-color="#FFFF00"/>
    </style:style>
    <style:style style:name="P281" style:parent-style-name="Párrafodelista" style:list-style-name="LFO9" style:family="paragraph"/>
    <style:style style:name="T282" style:parent-style-name="Fuentedepárrafopredeter." style:family="text">
      <style:text-properties fo:font-weight="bold" style:font-weight-asian="bold" style:font-weight-complex="bold" fo:background-color="#FFFF00"/>
    </style:style>
    <style:style style:name="T283" style:parent-style-name="Fuentedepárrafopredeter." style:family="text">
      <style:text-properties fo:background-color="#FFFF00"/>
    </style:style>
    <style:style style:name="T284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85" style:parent-style-name="Fuentedepárrafopredeter." style:family="text">
      <style:text-properties fo:color="#FF0000" fo:background-color="#FFFF00"/>
    </style:style>
    <style:style style:name="P286" style:parent-style-name="Párrafodelista" style:list-style-name="LFO9" style:family="paragraph"/>
    <style:style style:name="T287" style:parent-style-name="Fuentedepárrafopredeter." style:family="text">
      <style:text-properties fo:font-weight="bold" style:font-weight-asian="bold" style:font-weight-complex="bold" fo:background-color="#FFFF00"/>
    </style:style>
    <style:style style:name="T288" style:parent-style-name="Fuentedepárrafopredeter." style:family="text">
      <style:text-properties fo:background-color="#FFFF00"/>
    </style:style>
    <style:style style:name="T289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90" style:parent-style-name="Fuentedepárrafopredeter." style:family="text">
      <style:text-properties fo:color="#FF0000" fo:background-color="#FFFF00"/>
    </style:style>
    <style:style style:name="P291" style:parent-style-name="Párrafodelista" style:list-style-name="LFO9" style:family="paragraph"/>
    <style:style style:name="T292" style:parent-style-name="Fuentedepárrafopredeter." style:family="text">
      <style:text-properties fo:font-weight="bold" style:font-weight-asian="bold" style:font-weight-complex="bold" fo:background-color="#FFFF00"/>
    </style:style>
    <style:style style:name="T293" style:parent-style-name="Fuentedepárrafopredeter." style:family="text">
      <style:text-properties fo:background-color="#FFFF00"/>
    </style:style>
    <style:style style:name="T294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295" style:parent-style-name="Fuentedepárrafopredeter." style:family="text">
      <style:text-properties fo:color="#FF0000" fo:background-color="#FFFF00"/>
    </style:style>
    <style:style style:name="P296" style:parent-style-name="Párrafodelista" style:list-style-name="LFO9" style:family="paragraph"/>
    <style:style style:name="T297" style:parent-style-name="Fuentedepárrafopredeter." style:family="text">
      <style:text-properties fo:font-weight="bold" style:font-weight-asian="bold" style:font-weight-complex="bold" fo:background-color="#FFFF00"/>
    </style:style>
    <style:style style:name="T298" style:parent-style-name="Fuentedepárrafopredeter." style:family="text">
      <style:text-properties fo:background-color="#FFFF00"/>
    </style:style>
    <style:style style:name="T299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00" style:parent-style-name="Fuentedepárrafopredeter." style:family="text">
      <style:text-properties fo:color="#FF0000" fo:background-color="#FFFF00"/>
    </style:style>
    <style:style style:name="P301" style:parent-style-name="Párrafodelista" style:list-style-name="LFO9" style:family="paragraph"/>
    <style:style style:name="T302" style:parent-style-name="Fuentedepárrafopredeter." style:family="text">
      <style:text-properties fo:font-weight="bold" style:font-weight-asian="bold" style:font-weight-complex="bold" fo:background-color="#FFFF00"/>
    </style:style>
    <style:style style:name="T303" style:parent-style-name="Fuentedepárrafopredeter." style:family="text">
      <style:text-properties fo:background-color="#FFFF00"/>
    </style:style>
    <style:style style:name="T304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05" style:parent-style-name="Fuentedepárrafopredeter." style:family="text">
      <style:text-properties fo:color="#FF0000" fo:background-color="#FFFF00"/>
    </style:style>
    <style:style style:name="T306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307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308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309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310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311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312" style:parent-style-name="Párrafodelista" style:list-style-name="LFO10" style:family="paragraph"/>
    <style:style style:name="T313" style:parent-style-name="Fuentedepárrafopredeter." style:family="text">
      <style:text-properties fo:font-weight="bold" style:font-weight-asian="bold" style:font-weight-complex="bold" fo:background-color="#FFFF00"/>
    </style:style>
    <style:style style:name="T314" style:parent-style-name="Fuentedepárrafopredeter." style:family="text">
      <style:text-properties fo:background-color="#FFFF00"/>
    </style:style>
    <style:style style:name="T315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16" style:parent-style-name="Fuentedepárrafopredeter." style:family="text">
      <style:text-properties fo:color="#FF0000" fo:background-color="#FFFF00"/>
    </style:style>
    <style:style style:name="T317" style:parent-style-name="Fuentedepárrafopredeter." style:family="text">
      <style:text-properties fo:color="#FF0000" fo:background-color="#FFFF00"/>
    </style:style>
    <style:style style:name="P318" style:parent-style-name="Párrafodelista" style:list-style-name="LFO10" style:family="paragraph"/>
    <style:style style:name="T319" style:parent-style-name="Fuentedepárrafopredeter." style:family="text">
      <style:text-properties fo:font-weight="bold" style:font-weight-asian="bold" style:font-weight-complex="bold" fo:background-color="#FFFF00"/>
    </style:style>
    <style:style style:name="T320" style:parent-style-name="Fuentedepárrafopredeter." style:family="text">
      <style:text-properties fo:background-color="#FFFF00"/>
    </style:style>
    <style:style style:name="T321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22" style:parent-style-name="Fuentedepárrafopredeter." style:family="text">
      <style:text-properties fo:color="#FF0000" fo:background-color="#FFFF00"/>
    </style:style>
    <style:style style:name="P323" style:parent-style-name="Párrafodelista" style:list-style-name="LFO10" style:family="paragraph"/>
    <style:style style:name="T324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325" style:parent-style-name="Fuentedepárrafopredeter." style:family="text">
      <style:text-properties fo:background-color="#FFFF00" fo:language="en" fo:country="US"/>
    </style:style>
    <style:style style:name="T32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27" style:parent-style-name="Fuentedepárrafopredeter." style:family="text">
      <style:text-properties fo:color="#FF0000" fo:background-color="#FFFF00" fo:language="en" fo:country="US"/>
    </style:style>
    <style:style style:name="P328" style:parent-style-name="Párrafodelista" style:list-style-name="LFO10" style:family="paragraph"/>
    <style:style style:name="T329" style:parent-style-name="Fuentedepárrafopredeter." style:family="text">
      <style:text-properties fo:font-weight="bold" style:font-weight-asian="bold" style:font-weight-complex="bold" fo:background-color="#FFFF00"/>
    </style:style>
    <style:style style:name="T330" style:parent-style-name="Fuentedepárrafopredeter." style:family="text">
      <style:text-properties fo:background-color="#FFFF00"/>
    </style:style>
    <style:style style:name="T331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32" style:parent-style-name="Fuentedepárrafopredeter." style:family="text">
      <style:text-properties fo:color="#FF0000" fo:background-color="#FFFF00"/>
    </style:style>
    <style:style style:name="P333" style:parent-style-name="Párrafodelista" style:list-style-name="LFO10" style:family="paragraph"/>
    <style:style style:name="T334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335" style:parent-style-name="Fuentedepárrafopredeter." style:family="text">
      <style:text-properties fo:background-color="#FFFF00" fo:language="en" fo:country="US"/>
    </style:style>
    <style:style style:name="T33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37" style:parent-style-name="Fuentedepárrafopredeter." style:family="text">
      <style:text-properties fo:color="#FF0000" fo:background-color="#FFFF00" fo:language="en" fo:country="US"/>
    </style:style>
    <style:style style:name="P338" style:parent-style-name="Párrafodelista" style:list-style-name="LFO10" style:family="paragraph"/>
    <style:style style:name="T339" style:parent-style-name="Fuentedepárrafopredeter." style:family="text">
      <style:text-properties fo:font-weight="bold" style:font-weight-asian="bold" style:font-weight-complex="bold" fo:background-color="#FFFF00"/>
    </style:style>
    <style:style style:name="T340" style:parent-style-name="Fuentedepárrafopredeter." style:family="text">
      <style:text-properties fo:background-color="#FFFF00"/>
    </style:style>
    <style:style style:name="T341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42" style:parent-style-name="Fuentedepárrafopredeter." style:family="text">
      <style:text-properties fo:color="#FF0000" fo:background-color="#FFFF00"/>
    </style:style>
    <style:style style:name="P343" style:parent-style-name="Párrafodelista" style:list-style-name="LFO10" style:family="paragraph"/>
    <style:style style:name="T344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345" style:parent-style-name="Fuentedepárrafopredeter." style:family="text">
      <style:text-properties fo:background-color="#FFFF00" fo:language="en" fo:country="US"/>
    </style:style>
    <style:style style:name="T34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47" style:parent-style-name="Fuentedepárrafopredeter." style:family="text">
      <style:text-properties fo:color="#FF0000" fo:background-color="#FFFF00" fo:language="en" fo:country="US"/>
    </style:style>
    <style:style style:name="P348" style:parent-style-name="Párrafodelista" style:list-style-name="LFO10" style:family="paragraph"/>
    <style:style style:name="T349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350" style:parent-style-name="Fuentedepárrafopredeter." style:family="text">
      <style:text-properties fo:background-color="#FFFF00" fo:language="en" fo:country="US"/>
    </style:style>
    <style:style style:name="T351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52" style:parent-style-name="Fuentedepárrafopredeter." style:family="text">
      <style:text-properties fo:color="#FF0000" fo:background-color="#FFFF00" fo:language="en" fo:country="US"/>
    </style:style>
    <style:style style:name="P353" style:parent-style-name="Párrafodelista" style:list-style-name="LFO10" style:family="paragraph"/>
    <style:style style:name="T354" style:parent-style-name="Fuentedepárrafopredeter." style:family="text">
      <style:text-properties fo:font-weight="bold" style:font-weight-asian="bold" style:font-weight-complex="bold" fo:background-color="#FFFF00"/>
    </style:style>
    <style:style style:name="T355" style:parent-style-name="Fuentedepárrafopredeter." style:family="text">
      <style:text-properties fo:font-weight="bold" style:font-weight-asian="bold" style:font-weight-complex="bold" fo:background-color="#FFFF00"/>
    </style:style>
    <style:style style:name="T356" style:parent-style-name="Fuentedepárrafopredeter." style:family="text">
      <style:text-properties fo:background-color="#FFFF00"/>
    </style:style>
    <style:style style:name="T35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58" style:parent-style-name="Fuentedepárrafopredeter." style:family="text">
      <style:text-properties fo:color="#FF0000" fo:background-color="#FFFF00"/>
    </style:style>
    <style:style style:name="P359" style:parent-style-name="Párrafodelista" style:list-style-name="LFO10" style:family="paragraph"/>
    <style:style style:name="T360" style:parent-style-name="Fuentedepárrafopredeter." style:family="text">
      <style:text-properties fo:font-weight="bold" style:font-weight-asian="bold" style:font-weight-complex="bold" fo:background-color="#FFFF00"/>
    </style:style>
    <style:style style:name="T361" style:parent-style-name="Fuentedepárrafopredeter." style:family="text">
      <style:text-properties fo:background-color="#FFFF00"/>
    </style:style>
    <style:style style:name="T36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63" style:parent-style-name="Fuentedepárrafopredeter." style:family="text">
      <style:text-properties fo:color="#FF0000" fo:background-color="#FFFF00"/>
    </style:style>
    <style:style style:name="P364" style:parent-style-name="Párrafodelista" style:list-style-name="LFO10" style:family="paragraph"/>
    <style:style style:name="T365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366" style:parent-style-name="Fuentedepárrafopredeter." style:family="text">
      <style:text-properties fo:background-color="#FFFF00" fo:language="en" fo:country="US"/>
    </style:style>
    <style:style style:name="T36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68" style:parent-style-name="Fuentedepárrafopredeter." style:family="text">
      <style:text-properties fo:color="#FF0000" fo:background-color="#FFFF00" fo:language="en" fo:country="US"/>
    </style:style>
    <style:style style:name="P369" style:parent-style-name="Párrafodelista" style:list-style-name="LFO10" style:family="paragraph"/>
    <style:style style:name="T370" style:parent-style-name="Fuentedepárrafopredeter." style:family="text">
      <style:text-properties fo:font-weight="bold" style:font-weight-asian="bold" style:font-weight-complex="bold" fo:background-color="#FFFF00"/>
    </style:style>
    <style:style style:name="T371" style:parent-style-name="Fuentedepárrafopredeter." style:family="text">
      <style:text-properties fo:background-color="#FFFF00"/>
    </style:style>
    <style:style style:name="T37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73" style:parent-style-name="Fuentedepárrafopredeter." style:family="text">
      <style:text-properties fo:color="#FF0000" fo:background-color="#FFFF00"/>
    </style:style>
    <style:style style:name="P374" style:parent-style-name="Párrafodelista" style:list-style-name="LFO10" style:family="paragraph"/>
    <style:style style:name="T375" style:parent-style-name="Fuentedepárrafopredeter." style:family="text">
      <style:text-properties fo:font-weight="bold" style:font-weight-asian="bold" style:font-weight-complex="bold" fo:background-color="#FFFF00"/>
    </style:style>
    <style:style style:name="T376" style:parent-style-name="Fuentedepárrafopredeter." style:family="text">
      <style:text-properties fo:background-color="#FFFF00"/>
    </style:style>
    <style:style style:name="T37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78" style:parent-style-name="Fuentedepárrafopredeter." style:family="text">
      <style:text-properties fo:color="#FF0000" fo:background-color="#FFFF00"/>
    </style:style>
    <style:style style:name="P379" style:parent-style-name="Párrafodelista" style:list-style-name="LFO10" style:family="paragraph"/>
    <style:style style:name="T380" style:parent-style-name="Fuentedepárrafopredeter." style:family="text">
      <style:text-properties fo:font-weight="bold" style:font-weight-asian="bold" style:font-weight-complex="bold" fo:background-color="#FFFF00"/>
    </style:style>
    <style:style style:name="T381" style:parent-style-name="Fuentedepárrafopredeter." style:family="text">
      <style:text-properties fo:background-color="#FFFF00"/>
    </style:style>
    <style:style style:name="T38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83" style:parent-style-name="Fuentedepárrafopredeter." style:family="text">
      <style:text-properties fo:color="#FF0000" fo:background-color="#FFFF00"/>
    </style:style>
    <style:style style:name="P384" style:parent-style-name="Párrafodelista" style:list-style-name="LFO10" style:family="paragraph"/>
    <style:style style:name="T385" style:parent-style-name="Fuentedepárrafopredeter." style:family="text">
      <style:text-properties fo:font-weight="bold" style:font-weight-asian="bold" style:font-weight-complex="bold" fo:background-color="#FFFF00"/>
    </style:style>
    <style:style style:name="T386" style:parent-style-name="Fuentedepárrafopredeter." style:family="text">
      <style:text-properties fo:background-color="#FFFF00"/>
    </style:style>
    <style:style style:name="T38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88" style:parent-style-name="Fuentedepárrafopredeter." style:family="text">
      <style:text-properties fo:color="#FF0000" fo:background-color="#FFFF00"/>
    </style:style>
    <style:style style:name="T389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390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391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392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393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394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395" style:parent-style-name="Párrafodelista" style:list-style-name="LFO11" style:family="paragraph"/>
    <style:style style:name="T396" style:parent-style-name="Fuentedepárrafopredeter." style:family="text">
      <style:text-properties fo:font-weight="bold" style:font-weight-asian="bold" style:font-weight-complex="bold" fo:background-color="#FFFF00"/>
    </style:style>
    <style:style style:name="T397" style:parent-style-name="Fuentedepárrafopredeter." style:family="text">
      <style:text-properties fo:background-color="#FFFF00"/>
    </style:style>
    <style:style style:name="T39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399" style:parent-style-name="Fuentedepárrafopredeter." style:family="text">
      <style:text-properties fo:color="#FF0000" fo:background-color="#FFFF00"/>
    </style:style>
    <style:style style:name="P400" style:parent-style-name="Párrafodelista" style:list-style-name="LFO11" style:family="paragraph"/>
    <style:style style:name="T401" style:parent-style-name="Fuentedepárrafopredeter." style:family="text">
      <style:text-properties fo:font-weight="bold" style:font-weight-asian="bold" style:font-weight-complex="bold" fo:background-color="#FFFF00"/>
    </style:style>
    <style:style style:name="T402" style:parent-style-name="Fuentedepárrafopredeter." style:family="text">
      <style:text-properties fo:background-color="#FFFF00"/>
    </style:style>
    <style:style style:name="T40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04" style:parent-style-name="Fuentedepárrafopredeter." style:family="text">
      <style:text-properties fo:color="#FF0000" fo:background-color="#FFFF00"/>
    </style:style>
    <style:style style:name="P405" style:parent-style-name="Párrafodelista" style:list-style-name="LFO11" style:family="paragraph"/>
    <style:style style:name="T406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407" style:parent-style-name="Fuentedepárrafopredeter." style:family="text">
      <style:text-properties fo:background-color="#FFFF00" fo:language="en" fo:country="US"/>
    </style:style>
    <style:style style:name="T40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09" style:parent-style-name="Fuentedepárrafopredeter." style:family="text">
      <style:text-properties fo:color="#FF0000" fo:background-color="#FFFF00" fo:language="en" fo:country="US"/>
    </style:style>
    <style:style style:name="P410" style:parent-style-name="Párrafodelista" style:list-style-name="LFO11" style:family="paragraph"/>
    <style:style style:name="T411" style:parent-style-name="Fuentedepárrafopredeter." style:family="text">
      <style:text-properties fo:font-weight="bold" style:font-weight-asian="bold" style:font-weight-complex="bold" fo:background-color="#FFFF00"/>
    </style:style>
    <style:style style:name="T412" style:parent-style-name="Fuentedepárrafopredeter." style:family="text">
      <style:text-properties fo:background-color="#FFFF00"/>
    </style:style>
    <style:style style:name="T41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14" style:parent-style-name="Fuentedepárrafopredeter." style:family="text">
      <style:text-properties fo:color="#FF0000" fo:background-color="#FFFF00"/>
    </style:style>
    <style:style style:name="P415" style:parent-style-name="Párrafodelista" style:list-style-name="LFO11" style:family="paragraph"/>
    <style:style style:name="T416" style:parent-style-name="Fuentedepárrafopredeter." style:family="text">
      <style:text-properties fo:font-weight="bold" style:font-weight-asian="bold" style:font-weight-complex="bold" fo:background-color="#FFFF00"/>
    </style:style>
    <style:style style:name="T417" style:parent-style-name="Fuentedepárrafopredeter." style:family="text">
      <style:text-properties fo:background-color="#FFFF00"/>
    </style:style>
    <style:style style:name="T41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19" style:parent-style-name="Fuentedepárrafopredeter." style:family="text">
      <style:text-properties fo:color="#FF0000" fo:background-color="#FFFF00"/>
    </style:style>
    <style:style style:name="P420" style:parent-style-name="Párrafodelista" style:list-style-name="LFO11" style:family="paragraph"/>
    <style:style style:name="T421" style:parent-style-name="Fuentedepárrafopredeter." style:family="text">
      <style:text-properties fo:font-weight="bold" style:font-weight-asian="bold" style:font-weight-complex="bold" fo:background-color="#FFFF00"/>
    </style:style>
    <style:style style:name="T422" style:parent-style-name="Fuentedepárrafopredeter." style:family="text">
      <style:text-properties fo:background-color="#FFFF00"/>
    </style:style>
    <style:style style:name="T42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24" style:parent-style-name="Fuentedepárrafopredeter." style:family="text">
      <style:text-properties fo:color="#FF0000" fo:background-color="#FFFF00"/>
    </style:style>
    <style:style style:name="P425" style:parent-style-name="Párrafodelista" style:list-style-name="LFO11" style:family="paragraph"/>
    <style:style style:name="T426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427" style:parent-style-name="Fuentedepárrafopredeter." style:family="text">
      <style:text-properties fo:background-color="#FFFF00" fo:language="en" fo:country="US"/>
    </style:style>
    <style:style style:name="T428" style:parent-style-name="Fuentedepárrafopredeter." style:family="text">
      <style:text-properties fo:background-color="#FFFF00"/>
    </style:style>
    <style:style style:name="T429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30" style:parent-style-name="Fuentedepárrafopredeter." style:family="text">
      <style:text-properties fo:color="#FF0000" fo:background-color="#FFFF00"/>
    </style:style>
    <style:style style:name="T431" style:parent-style-name="Fuentedepárrafopredeter." style:family="text">
      <style:text-properties fo:color="#FF0000" fo:background-color="#FFFF00"/>
    </style:style>
    <style:style style:name="P432" style:parent-style-name="Párrafodelista" style:list-style-name="LFO11" style:family="paragraph"/>
    <style:style style:name="T433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434" style:parent-style-name="Fuentedepárrafopredeter." style:family="text">
      <style:text-properties fo:background-color="#FFFF00" fo:language="en" fo:country="US"/>
    </style:style>
    <style:style style:name="T435" style:parent-style-name="Fuentedepárrafopredeter." style:family="text">
      <style:text-properties fo:background-color="#FFFF00"/>
    </style:style>
    <style:style style:name="T43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37" style:parent-style-name="Fuentedepárrafopredeter." style:family="text">
      <style:text-properties fo:color="#FF0000" fo:background-color="#FFFF00"/>
    </style:style>
    <style:style style:name="P438" style:parent-style-name="Párrafodelista" style:list-style-name="LFO11" style:family="paragraph"/>
    <style:style style:name="T439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440" style:parent-style-name="Fuentedepárrafopredeter." style:family="text">
      <style:text-properties fo:background-color="#FFFF00" fo:language="en" fo:country="US"/>
    </style:style>
    <style:style style:name="T441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42" style:parent-style-name="Fuentedepárrafopredeter." style:family="text">
      <style:text-properties fo:color="#FF0000" fo:background-color="#FFFF00" fo:language="en" fo:country="US"/>
    </style:style>
    <style:style style:name="P443" style:parent-style-name="Párrafodelista" style:list-style-name="LFO11" style:family="paragraph"/>
    <style:style style:name="T444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445" style:parent-style-name="Fuentedepárrafopredeter." style:family="text">
      <style:text-properties fo:background-color="#FFFF00" fo:language="en" fo:country="US"/>
    </style:style>
    <style:style style:name="T44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47" style:parent-style-name="Fuentedepárrafopredeter." style:family="text">
      <style:text-properties fo:color="#FF0000" fo:background-color="#FFFF00" fo:language="en" fo:country="US"/>
    </style:style>
    <style:style style:name="P448" style:parent-style-name="Párrafodelista" style:list-style-name="LFO11" style:family="paragraph"/>
    <style:style style:name="T449" style:parent-style-name="Fuentedepárrafopredeter." style:family="text">
      <style:text-properties fo:font-weight="bold" style:font-weight-asian="bold" style:font-weight-complex="bold" fo:background-color="#FFFF00"/>
    </style:style>
    <style:style style:name="T450" style:parent-style-name="Fuentedepárrafopredeter." style:family="text">
      <style:text-properties fo:background-color="#FFFF00"/>
    </style:style>
    <style:style style:name="T451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52" style:parent-style-name="Fuentedepárrafopredeter." style:family="text">
      <style:text-properties fo:color="#FF0000" fo:background-color="#FFFF00"/>
    </style:style>
    <style:style style:name="P453" style:parent-style-name="Párrafodelista" style:list-style-name="LFO11" style:family="paragraph"/>
    <style:style style:name="T454" style:parent-style-name="Fuentedepárrafopredeter." style:family="text">
      <style:text-properties fo:font-weight="bold" style:font-weight-asian="bold" style:font-weight-complex="bold" fo:background-color="#FFFF00"/>
    </style:style>
    <style:style style:name="T455" style:parent-style-name="Fuentedepárrafopredeter." style:family="text">
      <style:text-properties fo:background-color="#FFFF00"/>
    </style:style>
    <style:style style:name="T45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57" style:parent-style-name="Fuentedepárrafopredeter." style:family="text">
      <style:text-properties fo:color="#FF0000" fo:background-color="#FFFF00"/>
    </style:style>
    <style:style style:name="P458" style:parent-style-name="Párrafodelista" style:list-style-name="LFO11" style:family="paragraph"/>
    <style:style style:name="T459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460" style:parent-style-name="Fuentedepárrafopredeter." style:family="text">
      <style:text-properties fo:background-color="#FFFF00" fo:language="en" fo:country="US"/>
    </style:style>
    <style:style style:name="T461" style:parent-style-name="Fuentedepárrafopredeter." style:family="text">
      <style:text-properties fo:background-color="#FFFF00"/>
    </style:style>
    <style:style style:name="T46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63" style:parent-style-name="Fuentedepárrafopredeter." style:family="text">
      <style:text-properties fo:color="#FF0000" fo:background-color="#FFFF00"/>
    </style:style>
    <style:style style:name="P464" style:parent-style-name="Párrafodelista" style:list-style-name="LFO11" style:family="paragraph"/>
    <style:style style:name="T465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466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467" style:parent-style-name="Fuentedepárrafopredeter." style:family="text">
      <style:text-properties fo:background-color="#FFFF00" fo:language="en" fo:country="US"/>
    </style:style>
    <style:style style:name="T46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69" style:parent-style-name="Fuentedepárrafopredeter." style:family="text">
      <style:text-properties fo:color="#FF0000" fo:background-color="#FFFF00" fo:language="en" fo:country="US"/>
    </style:style>
    <style:style style:name="P470" style:parent-style-name="Párrafodelista" style:list-style-name="LFO11" style:family="paragraph"/>
    <style:style style:name="T471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472" style:parent-style-name="Fuentedepárrafopredeter." style:family="text">
      <style:text-properties fo:background-color="#FFFF00" fo:language="en" fo:country="US"/>
    </style:style>
    <style:style style:name="T473" style:parent-style-name="Fuentedepárrafopredeter." style:family="text">
      <style:text-properties fo:background-color="#FFFF00"/>
    </style:style>
    <style:style style:name="T474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75" style:parent-style-name="Fuentedepárrafopredeter." style:family="text">
      <style:text-properties fo:color="#FF0000" fo:background-color="#FFFF00"/>
    </style:style>
    <style:style style:name="P476" style:parent-style-name="Párrafodelista" style:list-style-name="LFO11" style:family="paragraph"/>
    <style:style style:name="T477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478" style:parent-style-name="Fuentedepárrafopredeter." style:family="text">
      <style:text-properties fo:background-color="#FFFF00" fo:language="en" fo:country="US"/>
    </style:style>
    <style:style style:name="T479" style:parent-style-name="Fuentedepárrafopredeter." style:family="text">
      <style:text-properties fo:background-color="#FFFF00"/>
    </style:style>
    <style:style style:name="T480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81" style:parent-style-name="Fuentedepárrafopredeter." style:family="text">
      <style:text-properties fo:color="#FF0000" fo:background-color="#FFFF00"/>
    </style:style>
    <style:style style:name="P482" style:parent-style-name="Párrafodelista" style:list-style-name="LFO11" style:family="paragraph"/>
    <style:style style:name="T483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484" style:parent-style-name="Fuentedepárrafopredeter." style:family="text">
      <style:text-properties fo:background-color="#FFFF00" fo:language="en" fo:country="US"/>
    </style:style>
    <style:style style:name="T485" style:parent-style-name="Fuentedepárrafopredeter." style:family="text">
      <style:text-properties fo:background-color="#FFFF00"/>
    </style:style>
    <style:style style:name="T48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87" style:parent-style-name="Fuentedepárrafopredeter." style:family="text">
      <style:text-properties fo:color="#FF0000" fo:background-color="#FFFF00"/>
    </style:style>
    <style:style style:name="P488" style:parent-style-name="Párrafodelista" style:list-style-name="LFO11" style:family="paragraph"/>
    <style:style style:name="T489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490" style:parent-style-name="Fuentedepárrafopredeter." style:family="text">
      <style:text-properties fo:background-color="#FFFF00" fo:language="en" fo:country="US"/>
    </style:style>
    <style:style style:name="T491" style:parent-style-name="Fuentedepárrafopredeter." style:family="text">
      <style:text-properties fo:background-color="#FFFF00"/>
    </style:style>
    <style:style style:name="T49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93" style:parent-style-name="Fuentedepárrafopredeter." style:family="text">
      <style:text-properties fo:color="#FF0000" fo:background-color="#FFFF00"/>
    </style:style>
    <style:style style:name="P494" style:parent-style-name="Párrafodelista" style:list-style-name="LFO11" style:family="paragraph"/>
    <style:style style:name="T495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496" style:parent-style-name="Fuentedepárrafopredeter." style:family="text">
      <style:text-properties fo:background-color="#FFFF00" fo:language="en" fo:country="US"/>
    </style:style>
    <style:style style:name="T497" style:parent-style-name="Fuentedepárrafopredeter." style:family="text">
      <style:text-properties fo:background-color="#FFFF00"/>
    </style:style>
    <style:style style:name="T49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499" style:parent-style-name="Fuentedepárrafopredeter." style:family="text">
      <style:text-properties fo:color="#FF0000" fo:background-color="#FFFF00"/>
    </style:style>
    <style:style style:name="P500" style:parent-style-name="Párrafodelista" style:list-style-name="LFO11" style:family="paragraph"/>
    <style:style style:name="T501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502" style:parent-style-name="Fuentedepárrafopredeter." style:family="text">
      <style:text-properties fo:background-color="#FFFF00" fo:language="en" fo:country="US"/>
    </style:style>
    <style:style style:name="T503" style:parent-style-name="Fuentedepárrafopredeter." style:family="text">
      <style:text-properties fo:background-color="#FFFF00"/>
    </style:style>
    <style:style style:name="T504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05" style:parent-style-name="Fuentedepárrafopredeter." style:family="text">
      <style:text-properties fo:color="#FF0000" fo:background-color="#FFFF00"/>
    </style:style>
    <style:style style:name="P506" style:parent-style-name="Párrafodelista" style:list-style-name="LFO11" style:family="paragraph"/>
    <style:style style:name="T507" style:parent-style-name="Fuentedepárrafopredeter." style:family="text">
      <style:text-properties fo:font-weight="bold" style:font-weight-asian="bold" style:font-weight-complex="bold" fo:background-color="#FFFF00"/>
    </style:style>
    <style:style style:name="T508" style:parent-style-name="Fuentedepárrafopredeter." style:family="text">
      <style:text-properties fo:background-color="#FFFF00"/>
    </style:style>
    <style:style style:name="T509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10" style:parent-style-name="Fuentedepárrafopredeter." style:family="text">
      <style:text-properties fo:color="#FF0000" fo:background-color="#FFFF00"/>
    </style:style>
    <style:style style:name="T511" style:parent-style-name="Fuentedepárrafopredeter." style:family="text">
      <style:text-properties fo:color="#FF0000" fo:background-color="#FFFF00"/>
    </style:style>
    <style:style style:name="T512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513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514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515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516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517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518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519" style:parent-style-name="Párrafodelista" style:list-style-name="LFO12" style:family="paragraph"/>
    <style:style style:name="T520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521" style:parent-style-name="Fuentedepárrafopredeter." style:family="text">
      <style:text-properties fo:background-color="#FFFF00" fo:language="en" fo:country="US"/>
    </style:style>
    <style:style style:name="T52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23" style:parent-style-name="Fuentedepárrafopredeter." style:family="text">
      <style:text-properties fo:color="#FF0000" fo:background-color="#FFFF00" fo:language="en" fo:country="US"/>
    </style:style>
    <style:style style:name="P524" style:parent-style-name="Párrafodelista" style:list-style-name="LFO12" style:family="paragraph"/>
    <style:style style:name="T525" style:parent-style-name="Fuentedepárrafopredeter." style:family="text">
      <style:text-properties fo:font-weight="bold" style:font-weight-asian="bold" style:font-weight-complex="bold" fo:background-color="#FFFF00"/>
    </style:style>
    <style:style style:name="T526" style:parent-style-name="Fuentedepárrafopredeter." style:family="text">
      <style:text-properties fo:background-color="#FFFF00"/>
    </style:style>
    <style:style style:name="T52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28" style:parent-style-name="Fuentedepárrafopredeter." style:family="text">
      <style:text-properties fo:color="#FF0000" fo:background-color="#FFFF00"/>
    </style:style>
    <style:style style:name="P529" style:parent-style-name="Párrafodelista" style:list-style-name="LFO12" style:family="paragraph"/>
    <style:style style:name="T530" style:parent-style-name="Fuentedepárrafopredeter." style:family="text">
      <style:text-properties fo:font-weight="bold" style:font-weight-asian="bold" style:font-weight-complex="bold" fo:background-color="#FFFF00"/>
    </style:style>
    <style:style style:name="T531" style:parent-style-name="Fuentedepárrafopredeter." style:family="text">
      <style:text-properties fo:background-color="#FFFF00"/>
    </style:style>
    <style:style style:name="T53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33" style:parent-style-name="Fuentedepárrafopredeter." style:family="text">
      <style:text-properties fo:color="#FF0000" fo:background-color="#FFFF00"/>
    </style:style>
    <style:style style:name="P534" style:parent-style-name="Párrafodelista" style:list-style-name="LFO12" style:family="paragraph"/>
    <style:style style:name="T535" style:parent-style-name="Fuentedepárrafopredeter." style:family="text">
      <style:text-properties fo:font-weight="bold" style:font-weight-asian="bold" style:font-weight-complex="bold" fo:background-color="#FFFF00"/>
    </style:style>
    <style:style style:name="T536" style:parent-style-name="Fuentedepárrafopredeter." style:family="text">
      <style:text-properties fo:background-color="#FFFF00"/>
    </style:style>
    <style:style style:name="T53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38" style:parent-style-name="Fuentedepárrafopredeter." style:family="text">
      <style:text-properties fo:color="#FF0000" fo:background-color="#FFFF00"/>
    </style:style>
    <style:style style:name="P539" style:parent-style-name="Párrafodelista" style:list-style-name="LFO12" style:family="paragraph"/>
    <style:style style:name="T540" style:parent-style-name="Fuentedepárrafopredeter." style:family="text">
      <style:text-properties fo:font-weight="bold" style:font-weight-asian="bold" style:font-weight-complex="bold" fo:background-color="#FFFF00"/>
    </style:style>
    <style:style style:name="T541" style:parent-style-name="Fuentedepárrafopredeter." style:family="text">
      <style:text-properties fo:background-color="#FFFF00"/>
    </style:style>
    <style:style style:name="T54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43" style:parent-style-name="Fuentedepárrafopredeter." style:family="text">
      <style:text-properties fo:color="#FF0000" fo:background-color="#FFFF00"/>
    </style:style>
    <style:style style:name="T544" style:parent-style-name="Fuentedepárrafopredeter." style:family="text">
      <style:text-properties fo:color="#FF0000" fo:background-color="#FFFF00"/>
    </style:style>
    <style:style style:name="P545" style:parent-style-name="Párrafodelista" style:list-style-name="LFO12" style:family="paragraph"/>
    <style:style style:name="T546" style:parent-style-name="Fuentedepárrafopredeter." style:family="text">
      <style:text-properties fo:font-weight="bold" style:font-weight-asian="bold" style:font-weight-complex="bold" fo:background-color="#FFFF00"/>
    </style:style>
    <style:style style:name="T547" style:parent-style-name="Fuentedepárrafopredeter." style:family="text">
      <style:text-properties fo:background-color="#FFFF00"/>
    </style:style>
    <style:style style:name="T54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49" style:parent-style-name="Fuentedepárrafopredeter." style:family="text">
      <style:text-properties fo:color="#FF0000" fo:background-color="#FFFF00"/>
    </style:style>
    <style:style style:name="T550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551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552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553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554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555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556" style:parent-style-name="Párrafodelista" style:list-style-name="LFO13" style:family="paragraph"/>
    <style:style style:name="T557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558" style:parent-style-name="Fuentedepárrafopredeter." style:family="text">
      <style:text-properties fo:background-color="#FFFF00" fo:language="en" fo:country="US"/>
    </style:style>
    <style:style style:name="T559" style:parent-style-name="Fuentedepárrafopredeter." style:family="text">
      <style:text-properties fo:background-color="#FFFF00"/>
    </style:style>
    <style:style style:name="T560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61" style:parent-style-name="Fuentedepárrafopredeter." style:family="text">
      <style:text-properties fo:color="#FF0000" fo:background-color="#FFFF00"/>
    </style:style>
    <style:style style:name="P562" style:parent-style-name="Párrafodelista" style:list-style-name="LFO13" style:family="paragraph"/>
    <style:style style:name="T563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564" style:parent-style-name="Fuentedepárrafopredeter." style:family="text">
      <style:text-properties fo:background-color="#FFFF00" fo:language="en" fo:country="US"/>
    </style:style>
    <style:style style:name="T565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66" style:parent-style-name="Fuentedepárrafopredeter." style:family="text">
      <style:text-properties fo:color="#FF0000" fo:background-color="#FFFF00" fo:language="en" fo:country="US"/>
    </style:style>
    <style:style style:name="P567" style:parent-style-name="Párrafodelista" style:list-style-name="LFO13" style:family="paragraph"/>
    <style:style style:name="T568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569" style:parent-style-name="Fuentedepárrafopredeter." style:family="text">
      <style:text-properties fo:background-color="#FFFF00" fo:language="en" fo:country="US"/>
    </style:style>
    <style:style style:name="T570" style:parent-style-name="Fuentedepárrafopredeter." style:family="text">
      <style:text-properties fo:background-color="#FFFF00"/>
    </style:style>
    <style:style style:name="T571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72" style:parent-style-name="Fuentedepárrafopredeter." style:family="text">
      <style:text-properties fo:color="#FF0000" fo:background-color="#FFFF00"/>
    </style:style>
    <style:style style:name="P573" style:parent-style-name="Párrafodelista" style:list-style-name="LFO13" style:family="paragraph"/>
    <style:style style:name="T574" style:parent-style-name="Fuentedepárrafopredeter." style:family="text">
      <style:text-properties fo:font-weight="bold" style:font-weight-asian="bold" style:font-weight-complex="bold" fo:background-color="#FFFF00"/>
    </style:style>
    <style:style style:name="T575" style:parent-style-name="Fuentedepárrafopredeter." style:family="text">
      <style:text-properties fo:background-color="#FFFF00"/>
    </style:style>
    <style:style style:name="T57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77" style:parent-style-name="Fuentedepárrafopredeter." style:family="text">
      <style:text-properties fo:color="#FF0000" fo:background-color="#FFFF00"/>
    </style:style>
    <style:style style:name="P578" style:parent-style-name="Párrafodelista" style:list-style-name="LFO13" style:family="paragraph"/>
    <style:style style:name="T579" style:parent-style-name="Fuentedepárrafopredeter." style:family="text">
      <style:text-properties fo:font-weight="bold" style:font-weight-asian="bold" style:font-weight-complex="bold" fo:background-color="#FFFF00" fo:language="en" fo:country="US"/>
    </style:style>
    <style:style style:name="T580" style:parent-style-name="Fuentedepárrafopredeter." style:family="text">
      <style:text-properties fo:background-color="#FFFF00" fo:language="en" fo:country="US"/>
    </style:style>
    <style:style style:name="T581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82" style:parent-style-name="Fuentedepárrafopredeter." style:family="text">
      <style:text-properties fo:color="#FF0000" fo:background-color="#FFFF00" fo:language="en" fo:country="US"/>
    </style:style>
    <style:style style:name="P583" style:parent-style-name="Párrafodelista" style:list-style-name="LFO13" style:family="paragraph"/>
    <style:style style:name="T584" style:parent-style-name="Fuentedepárrafopredeter." style:family="text">
      <style:text-properties fo:font-weight="bold" style:font-weight-asian="bold" style:font-weight-complex="bold" fo:background-color="#FFFF00"/>
    </style:style>
    <style:style style:name="T585" style:parent-style-name="Fuentedepárrafopredeter." style:family="text">
      <style:text-properties fo:background-color="#FFFF00"/>
    </style:style>
    <style:style style:name="T586" style:parent-style-name="Fuentedepárrafopredeter." style:family="text">
      <style:text-properties fo:background-color="#FFFF00"/>
    </style:style>
    <style:style style:name="T58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88" style:parent-style-name="Fuentedepárrafopredeter." style:family="text">
      <style:text-properties fo:color="#FF0000" fo:background-color="#FFFF00"/>
    </style:style>
    <style:style style:name="P589" style:parent-style-name="Párrafodelista" style:list-style-name="LFO13" style:family="paragraph"/>
    <style:style style:name="T590" style:parent-style-name="Fuentedepárrafopredeter." style:family="text">
      <style:text-properties fo:font-weight="bold" style:font-weight-asian="bold" style:font-weight-complex="bold" fo:background-color="#FFFF00"/>
    </style:style>
    <style:style style:name="T591" style:parent-style-name="Fuentedepárrafopredeter." style:family="text">
      <style:text-properties fo:background-color="#FFFF00"/>
    </style:style>
    <style:style style:name="T59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93" style:parent-style-name="Fuentedepárrafopredeter." style:family="text">
      <style:text-properties fo:color="#FF0000" fo:background-color="#FFFF00"/>
    </style:style>
    <style:style style:name="P594" style:parent-style-name="Párrafodelista" style:list-style-name="LFO13" style:family="paragraph"/>
    <style:style style:name="T595" style:parent-style-name="Fuentedepárrafopredeter." style:family="text">
      <style:text-properties fo:font-weight="bold" style:font-weight-asian="bold" style:font-weight-complex="bold" fo:background-color="#FFFF00"/>
    </style:style>
    <style:style style:name="T596" style:parent-style-name="Fuentedepárrafopredeter." style:family="text">
      <style:text-properties fo:background-color="#FFFF00"/>
    </style:style>
    <style:style style:name="T59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598" style:parent-style-name="Fuentedepárrafopredeter." style:family="text">
      <style:text-properties fo:color="#FF0000" fo:background-color="#FFFF00"/>
    </style:style>
    <style:style style:name="P599" style:parent-style-name="Párrafodelista" style:list-style-name="LFO13" style:family="paragraph"/>
    <style:style style:name="T600" style:parent-style-name="Fuentedepárrafopredeter." style:family="text">
      <style:text-properties fo:font-weight="bold" style:font-weight-asian="bold" style:font-weight-complex="bold" fo:background-color="#FFFF00"/>
    </style:style>
    <style:style style:name="T601" style:parent-style-name="Fuentedepárrafopredeter." style:family="text">
      <style:text-properties fo:background-color="#FFFF00"/>
    </style:style>
    <style:style style:name="T60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603" style:parent-style-name="Fuentedepárrafopredeter." style:family="text">
      <style:text-properties fo:color="#FF0000" fo:background-color="#FFFF00"/>
    </style:style>
    <style:style style:name="P604" style:parent-style-name="Normal" style:family="paragraph">
      <style:paragraph-properties fo:line-height="115%"/>
    </style:style>
    <style:style style:name="T605" style:parent-style-name="Fuentedepárrafopredeter." style:family="text">
      <style:text-properties style:font-name-complex="Calibri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06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07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08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09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10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611" style:parent-style-name="Normal" style:list-style-name="LFO14" style:family="paragraph">
      <style:paragraph-properties style:contextual-spacing="true" fo:margin-bottom="0.1041in" fo:line-height="115%" fo:background-color="#FFFFFF"/>
    </style:style>
    <style:style style:name="T612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613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614" style:parent-style-name="Fuentedepárrafopredeter." style:family="text">
      <style:text-properties fo:background-color="#FFFF00"/>
    </style:style>
    <style:style style:name="T615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616" style:parent-style-name="Fuentedepárrafopredeter." style:family="text">
      <style:text-properties fo:color="#FF0000" fo:background-color="#FFFF00"/>
    </style:style>
    <style:style style:name="P617" style:parent-style-name="Normal" style:list-style-name="LFO14" style:family="paragraph">
      <style:paragraph-properties style:contextual-spacing="true" fo:margin-bottom="0.1041in" fo:line-height="115%" fo:background-color="#FFFFFF"/>
    </style:style>
    <style:style style:name="T618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619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620" style:parent-style-name="Fuentedepárrafopredeter." style:family="text">
      <style:text-properties fo:background-color="#FFFF00"/>
    </style:style>
    <style:style style:name="T621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622" style:parent-style-name="Fuentedepárrafopredeter." style:family="text">
      <style:text-properties fo:color="#FF0000" fo:background-color="#FFFF00"/>
    </style:style>
    <style:style style:name="P623" style:parent-style-name="Normal" style:list-style-name="LFO14" style:family="paragraph">
      <style:paragraph-properties style:contextual-spacing="true" fo:margin-bottom="0.1041in" fo:line-height="115%" fo:background-color="#FFFFFF"/>
    </style:style>
    <style:style style:name="T624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625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626" style:parent-style-name="Fuentedepárrafopredeter." style:family="text">
      <style:text-properties fo:background-color="#FFFF00"/>
    </style:style>
    <style:style style:name="T62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628" style:parent-style-name="Fuentedepárrafopredeter." style:family="text">
      <style:text-properties fo:color="#FF0000" fo:background-color="#FFFF00"/>
    </style:style>
    <style:style style:name="P629" style:parent-style-name="Normal" style:family="paragraph">
      <style:paragraph-properties fo:margin-top="0.1666in" fo:line-height="115%"/>
    </style:style>
    <style:style style:name="T630" style:parent-style-name="Fuentedepárrafopredeter." style:family="text">
      <style:text-properties style:font-name-complex="Calibri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31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32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33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34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35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636" style:parent-style-name="Normal" style:list-style-name="LFO15" style:family="paragraph">
      <style:paragraph-properties style:contextual-spacing="true" fo:margin-bottom="0.1041in" fo:line-height="115%" fo:background-color="#FFFFFF"/>
    </style:style>
    <style:style style:name="T637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638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639" style:parent-style-name="Fuentedepárrafopredeter." style:family="text">
      <style:text-properties fo:background-color="#FFFF00"/>
    </style:style>
    <style:style style:name="T640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641" style:parent-style-name="Fuentedepárrafopredeter." style:family="text">
      <style:text-properties fo:color="#FF0000" fo:background-color="#FFFF00"/>
    </style:style>
    <style:style style:name="P642" style:parent-style-name="Normal" style:family="paragraph">
      <style:paragraph-properties fo:margin-top="0.1666in" fo:line-height="115%"/>
    </style:style>
    <style:style style:name="T643" style:parent-style-name="Fuentedepárrafopredeter." style:family="text">
      <style:text-properties style:font-name-complex="Calibri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44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45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46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47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48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649" style:parent-style-name="Normal" style:list-style-name="LFO15" style:family="paragraph">
      <style:paragraph-properties style:contextual-spacing="true" fo:margin-bottom="0.1041in" fo:line-height="115%" fo:background-color="#FFFFFF"/>
    </style:style>
    <style:style style:name="T650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651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652" style:parent-style-name="Fuentedepárrafopredeter." style:family="text">
      <style:text-properties fo:background-color="#FFFF00"/>
    </style:style>
    <style:style style:name="T65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654" style:parent-style-name="Fuentedepárrafopredeter." style:family="text">
      <style:text-properties fo:color="#FF0000" fo:background-color="#FFFF00"/>
    </style:style>
    <style:style style:name="P655" style:parent-style-name="Normal" style:list-style-name="LFO15" style:family="paragraph">
      <style:paragraph-properties style:contextual-spacing="true" fo:margin-bottom="0.1041in" fo:line-height="115%" fo:background-color="#FFFFFF"/>
    </style:style>
    <style:style style:name="T656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657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658" style:parent-style-name="Fuentedepárrafopredeter." style:family="text">
      <style:text-properties fo:background-color="#FFFF00" fo:language="en" fo:country="US"/>
    </style:style>
    <style:style style:name="T659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660" style:parent-style-name="Fuentedepárrafopredeter." style:family="text">
      <style:text-properties fo:color="#FF0000" fo:background-color="#FFFF00" fo:language="en" fo:country="US"/>
    </style:style>
    <style:style style:name="P661" style:parent-style-name="Normal" style:list-style-name="LFO15" style:family="paragraph">
      <style:paragraph-properties style:contextual-spacing="true" fo:margin-bottom="0in" fo:line-height="115%" fo:background-color="#FFFFFF"/>
    </style:style>
    <style:style style:name="T662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663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664" style:parent-style-name="Fuentedepárrafopredeter." style:family="text">
      <style:text-properties fo:background-color="#FFFF00"/>
    </style:style>
    <style:style style:name="T665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666" style:parent-style-name="Fuentedepárrafopredeter." style:family="text">
      <style:text-properties fo:color="#FF0000" fo:background-color="#FFFF00"/>
    </style:style>
    <style:style style:name="P667" style:parent-style-name="Normal" style:list-style-name="LFO15" style:family="paragraph">
      <style:paragraph-properties style:contextual-spacing="true" fo:margin-bottom="0in" fo:line-height="115%" fo:background-color="#FFFFFF"/>
    </style:style>
    <style:style style:name="T668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669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670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671" style:parent-style-name="Fuentedepárrafopredeter." style:family="text">
      <style:text-properties fo:background-color="#FFFF00" fo:language="en" fo:country="US"/>
    </style:style>
    <style:style style:name="T67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673" style:parent-style-name="Fuentedepárrafopredeter." style:family="text">
      <style:text-properties fo:color="#FF0000" fo:background-color="#FFFF00" fo:language="en" fo:country="US"/>
    </style:style>
    <style:style style:name="P674" style:parent-style-name="Normal" style:list-style-name="LFO15" style:family="paragraph">
      <style:paragraph-properties style:contextual-spacing="true" fo:margin-bottom="0in" fo:line-height="115%" fo:background-color="#FFFFFF"/>
    </style:style>
    <style:style style:name="T675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676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677" style:parent-style-name="Fuentedepárrafopredeter." style:family="text">
      <style:text-properties fo:background-color="#FFFF00" fo:language="en" fo:country="US"/>
    </style:style>
    <style:style style:name="T67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679" style:parent-style-name="Fuentedepárrafopredeter." style:family="text">
      <style:text-properties fo:color="#FF0000" fo:background-color="#FFFF00" fo:language="en" fo:country="US"/>
    </style:style>
    <style:style style:name="P680" style:parent-style-name="Normal" style:family="paragraph">
      <style:paragraph-properties fo:margin-top="0.1666in" fo:margin-bottom="0.1041in" fo:line-height="115%" fo:background-color="#FFFFFF"/>
    </style:style>
    <style:style style:name="T681" style:parent-style-name="Fuentedepárrafopredeter." style:family="text">
      <style:text-properties style:font-name-asian="Times New Roman" style:font-name-complex="Calibri" fo:font-weight="bold" style:font-weight-asian="bold" style:font-weight-complex="bold" fo:letter-spacing="0.0104in" fo:background-color="#FFFF00" style:text-underline-type="single" style:text-underline-style="solid" style:text-underline-width="auto" style:text-underline-mode="continuous" style:language-asian="es" style:country-asian="ES"/>
    </style:style>
    <style:style style:name="T682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83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84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85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686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687" style:parent-style-name="Normal" style:list-style-name="LFO16" style:family="paragraph">
      <style:paragraph-properties style:contextual-spacing="true" fo:margin-bottom="0.1041in" fo:line-height="115%" fo:background-color="#FFFFFF"/>
    </style:style>
    <style:style style:name="T688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689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690" style:parent-style-name="Fuentedepárrafopredeter." style:family="text">
      <style:text-properties fo:background-color="#FFFF00" fo:language="en" fo:country="US"/>
    </style:style>
    <style:style style:name="T691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692" style:parent-style-name="Fuentedepárrafopredeter." style:family="text">
      <style:text-properties fo:color="#FF0000" fo:background-color="#FFFF00" fo:language="en" fo:country="US"/>
    </style:style>
    <style:style style:name="P693" style:parent-style-name="Normal" style:list-style-name="LFO16" style:family="paragraph">
      <style:paragraph-properties style:contextual-spacing="true" fo:margin-bottom="0.1041in" fo:line-height="115%" fo:background-color="#FFFFFF"/>
    </style:style>
    <style:style style:name="T694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695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696" style:parent-style-name="Fuentedepárrafopredeter." style:family="text">
      <style:text-properties fo:background-color="#FFFF00"/>
    </style:style>
    <style:style style:name="T69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698" style:parent-style-name="Fuentedepárrafopredeter." style:family="text">
      <style:text-properties fo:color="#FF0000" fo:background-color="#FFFF00"/>
    </style:style>
    <style:style style:name="P699" style:parent-style-name="Normal" style:list-style-name="LFO16" style:family="paragraph">
      <style:paragraph-properties style:contextual-spacing="true" fo:margin-bottom="0.1041in" fo:line-height="115%" fo:background-color="#FFFFFF"/>
    </style:style>
    <style:style style:name="T700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701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702" style:parent-style-name="Fuentedepárrafopredeter." style:family="text">
      <style:text-properties fo:background-color="#FFFF00"/>
    </style:style>
    <style:style style:name="T70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704" style:parent-style-name="Fuentedepárrafopredeter." style:family="text">
      <style:text-properties fo:color="#FF0000" fo:background-color="#FFFF00"/>
    </style:style>
    <style:style style:name="P705" style:parent-style-name="Normal" style:list-style-name="LFO16" style:family="paragraph">
      <style:paragraph-properties style:contextual-spacing="true" fo:margin-bottom="0.1041in" fo:line-height="115%" fo:background-color="#FFFFFF"/>
    </style:style>
    <style:style style:name="T706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707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708" style:parent-style-name="Fuentedepárrafopredeter." style:family="text">
      <style:text-properties fo:background-color="#FFFF00"/>
    </style:style>
    <style:style style:name="T709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710" style:parent-style-name="Fuentedepárrafopredeter." style:family="text">
      <style:text-properties fo:color="#FF0000" fo:background-color="#FFFF00"/>
    </style:style>
    <style:style style:name="T711" style:parent-style-name="Fuentedepárrafopredeter." style:family="text">
      <style:text-properties fo:color="#FF0000" fo:background-color="#FFFF00"/>
    </style:style>
    <style:style style:name="T712" style:parent-style-name="Fuentedepárrafopredeter." style:family="text">
      <style:text-properties fo:color="#FF0000" fo:background-color="#FFFF00"/>
    </style:style>
    <style:style style:name="T713" style:parent-style-name="Fuentedepárrafopredeter." style:family="text">
      <style:text-properties fo:color="#FF0000" fo:background-color="#FFFF00"/>
    </style:style>
    <style:style style:name="P714" style:parent-style-name="Normal" style:family="paragraph">
      <style:paragraph-properties fo:margin-top="0.1666in" fo:margin-bottom="0.1041in" fo:line-height="115%" fo:background-color="#FFFFFF"/>
    </style:style>
    <style:style style:name="T715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text-underline-type="single" style:text-underline-style="solid" style:text-underline-width="auto" style:text-underline-mode="continuous" style:language-asian="es" style:country-asian="ES"/>
    </style:style>
    <style:style style:name="T716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717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718" style:parent-style-name="Normal" style:list-style-name="LFO17" style:family="paragraph">
      <style:paragraph-properties style:contextual-spacing="true" fo:line-height="115%"/>
    </style:style>
    <style:style style:name="T719" style:parent-style-name="Fuentedepárrafopredeter." style:family="text">
      <style:text-properties style:font-name-complex="Calibri" fo:font-weight="bold" style:font-weight-asian="bold" style:font-weight-complex="bold" fo:text-transform="uppercase" fo:background-color="#FFFF00" style:language-asian="es" style:country-asian="ES"/>
    </style:style>
    <style:style style:name="T720" style:parent-style-name="Fuentedepárrafopredeter." style:family="text">
      <style:text-properties style:font-name-complex="Calibri" fo:background-color="#FFFF00" style:language-asian="es" style:country-asian="ES"/>
    </style:style>
    <style:style style:name="T721" style:parent-style-name="Fuentedepárrafopredeter." style:family="text">
      <style:text-properties fo:background-color="#FFFF00"/>
    </style:style>
    <style:style style:name="T72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723" style:parent-style-name="Fuentedepárrafopredeter." style:family="text">
      <style:text-properties fo:color="#FF0000" fo:background-color="#FFFF00"/>
    </style:style>
    <style:style style:name="P724" style:parent-style-name="Normal" style:list-style-name="LFO17" style:family="paragraph">
      <style:paragraph-properties style:contextual-spacing="true" fo:margin-bottom="0in" fo:line-height="115%" fo:background-color="#FFFFFF"/>
    </style:style>
    <style:style style:name="T725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726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727" style:parent-style-name="Fuentedepárrafopredeter." style:family="text">
      <style:text-properties fo:background-color="#FFFF00"/>
    </style:style>
    <style:style style:name="T72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729" style:parent-style-name="Fuentedepárrafopredeter." style:family="text">
      <style:text-properties fo:color="#FF0000" fo:background-color="#FFFF00"/>
    </style:style>
    <style:style style:name="P730" style:parent-style-name="Normal" style:list-style-name="LFO17" style:family="paragraph">
      <style:paragraph-properties style:contextual-spacing="true" fo:margin-bottom="0in" fo:line-height="115%" fo:background-color="#FFFFFF"/>
    </style:style>
    <style:style style:name="T731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732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733" style:parent-style-name="Fuentedepárrafopredeter." style:family="text">
      <style:text-properties fo:background-color="#FFFF00"/>
    </style:style>
    <style:style style:name="T734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735" style:parent-style-name="Fuentedepárrafopredeter." style:family="text">
      <style:text-properties fo:color="#FF0000" fo:background-color="#FFFF00"/>
    </style:style>
    <style:style style:name="P736" style:parent-style-name="Normal" style:list-style-name="LFO17" style:family="paragraph">
      <style:paragraph-properties style:contextual-spacing="true" fo:margin-bottom="0in" fo:line-height="115%" fo:background-color="#FFFFFF"/>
    </style:style>
    <style:style style:name="T737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738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739" style:parent-style-name="Fuentedepárrafopredeter." style:family="text">
      <style:text-properties fo:background-color="#FFFF00"/>
    </style:style>
    <style:style style:name="T740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741" style:parent-style-name="Fuentedepárrafopredeter." style:family="text">
      <style:text-properties fo:color="#FF0000" fo:background-color="#FFFF00"/>
    </style:style>
    <style:style style:name="P742" style:parent-style-name="Normal" style:list-style-name="LFO17" style:family="paragraph">
      <style:paragraph-properties style:contextual-spacing="true" fo:margin-bottom="0in" fo:line-height="115%" fo:background-color="#FFFFFF"/>
    </style:style>
    <style:style style:name="T743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744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745" style:parent-style-name="Fuentedepárrafopredeter." style:family="text">
      <style:text-properties fo:background-color="#FFFF00" fo:language="en" fo:country="US"/>
    </style:style>
    <style:style style:name="T74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747" style:parent-style-name="Fuentedepárrafopredeter." style:family="text">
      <style:text-properties fo:color="#FF0000" fo:background-color="#FFFF00" fo:language="en" fo:country="US"/>
    </style:style>
    <style:style style:name="P748" style:parent-style-name="Normal" style:list-style-name="LFO17" style:family="paragraph">
      <style:paragraph-properties style:contextual-spacing="true" fo:margin-bottom="0in" fo:line-height="115%" fo:background-color="#FFFFFF"/>
    </style:style>
    <style:style style:name="T749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750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751" style:parent-style-name="Fuentedepárrafopredeter." style:family="text">
      <style:text-properties fo:background-color="#FFFF00" fo:language="en" fo:country="US"/>
    </style:style>
    <style:style style:name="T75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753" style:parent-style-name="Fuentedepárrafopredeter." style:family="text">
      <style:text-properties fo:color="#FF0000" fo:background-color="#FFFF00" fo:language="en" fo:country="US"/>
    </style:style>
    <style:style style:name="P754" style:parent-style-name="Normal" style:list-style-name="LFO17" style:family="paragraph">
      <style:paragraph-properties style:contextual-spacing="true" fo:margin-bottom="0in" fo:line-height="115%" fo:background-color="#FFFFFF"/>
    </style:style>
    <style:style style:name="T755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756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757" style:parent-style-name="Fuentedepárrafopredeter." style:family="text">
      <style:text-properties fo:background-color="#FFFF00" fo:language="en" fo:country="US"/>
    </style:style>
    <style:style style:name="T75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759" style:parent-style-name="Fuentedepárrafopredeter." style:family="text">
      <style:text-properties fo:color="#FF0000" fo:background-color="#FFFF00" fo:language="en" fo:country="US"/>
    </style:style>
    <style:style style:name="P760" style:parent-style-name="Normal" style:list-style-name="LFO17" style:family="paragraph">
      <style:paragraph-properties style:contextual-spacing="true" fo:margin-bottom="0in" fo:line-height="115%" fo:background-color="#FFFFFF"/>
    </style:style>
    <style:style style:name="T761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762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763" style:parent-style-name="Fuentedepárrafopredeter." style:family="text">
      <style:text-properties fo:background-color="#FFFF00" fo:language="en" fo:country="US"/>
    </style:style>
    <style:style style:name="T764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765" style:parent-style-name="Fuentedepárrafopredeter." style:family="text">
      <style:text-properties fo:color="#FF0000" fo:background-color="#FFFF00" fo:language="en" fo:country="US"/>
    </style:style>
    <style:style style:name="P766" style:parent-style-name="Normal" style:family="paragraph">
      <style:paragraph-properties fo:margin-top="0.1666in" fo:line-height="115%" fo:background-color="#FFFFFF"/>
    </style:style>
    <style:style style:name="T767" style:parent-style-name="Fuentedepárrafopredeter." style:family="text">
      <style:text-properties style:font-name-asian="Times New Roman" style:font-name-complex="Calibri" fo:font-weight="bold" style:font-weight-asian="bold" style:font-weight-complex="bold" fo:letter-spacing="0.0104in" fo:background-color="#FFFF00" style:text-underline-type="single" style:text-underline-style="solid" style:text-underline-width="auto" style:text-underline-mode="continuous" style:language-asian="es" style:country-asian="ES"/>
    </style:style>
    <style:style style:name="T768" style:parent-style-name="Fuentedepárrafopredeter." style:family="text">
      <style:text-properties style:font-name-asian="Times New Roman" style:font-name-complex="Calibri" fo:font-weight="bold" style:font-weight-asian="bold" style:font-weight-complex="bold" fo:letter-spacing="0.0104in" fo:background-color="#FFFF00" style:text-underline-type="single" style:text-underline-style="solid" style:text-underline-width="auto" style:text-underline-mode="continuous" style:language-asian="es" style:country-asian="ES"/>
    </style:style>
    <style:style style:name="P769" style:parent-style-name="Normal" style:list-style-name="LFO18" style:family="paragraph">
      <style:paragraph-properties style:contextual-spacing="true" fo:margin-bottom="0.1041in" fo:line-height="115%" fo:background-color="#FFFFFF"/>
    </style:style>
    <style:style style:name="T770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771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772" style:parent-style-name="Fuentedepárrafopredeter." style:family="text">
      <style:text-properties fo:background-color="#FFFF00" fo:language="en" fo:country="US"/>
    </style:style>
    <style:style style:name="T77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774" style:parent-style-name="Fuentedepárrafopredeter." style:family="text">
      <style:text-properties fo:color="#FF0000" fo:background-color="#FFFF00" fo:language="en" fo:country="US"/>
    </style:style>
    <style:style style:name="T775" style:parent-style-name="Fuentedepárrafopredeter." style:family="text">
      <style:text-properties fo:color="#FF0000" fo:background-color="#FFFF00" fo:language="en" fo:country="US"/>
    </style:style>
    <style:style style:name="T776" style:parent-style-name="Fuentedepárrafopredeter." style:family="text">
      <style:text-properties fo:color="#FF0000" fo:background-color="#FFFF00" fo:language="en" fo:country="US"/>
    </style:style>
    <style:style style:name="T777" style:parent-style-name="Fuentedepárrafopredeter." style:family="text">
      <style:text-properties fo:color="#FF0000" fo:background-color="#FFFF00" fo:language="en" fo:country="US"/>
    </style:style>
    <style:style style:name="T778" style:parent-style-name="Fuentedepárrafopredeter." style:family="text">
      <style:text-properties fo:color="#FF0000" fo:background-color="#FFFF00" fo:language="en" fo:country="US"/>
    </style:style>
    <style:style style:name="P779" style:parent-style-name="Normal" style:list-style-name="LFO18" style:family="paragraph">
      <style:paragraph-properties style:contextual-spacing="true" fo:margin-bottom="0.1041in" fo:line-height="115%" fo:background-color="#FFFFFF"/>
    </style:style>
    <style:style style:name="T780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781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782" style:parent-style-name="Fuentedepárrafopredeter." style:family="text">
      <style:text-properties fo:background-color="#FFFF00"/>
    </style:style>
    <style:style style:name="T78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784" style:parent-style-name="Fuentedepárrafopredeter." style:family="text">
      <style:text-properties fo:color="#FF0000" fo:background-color="#FFFF00"/>
    </style:style>
    <style:style style:name="P785" style:parent-style-name="Normal" style:list-style-name="LFO18" style:family="paragraph">
      <style:paragraph-properties style:contextual-spacing="true" fo:margin-bottom="0.1041in" fo:line-height="115%" fo:background-color="#FFFFFF"/>
    </style:style>
    <style:style style:name="T786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787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788" style:parent-style-name="Fuentedepárrafopredeter." style:family="text">
      <style:text-properties fo:background-color="#FFFF00"/>
    </style:style>
    <style:style style:name="T789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790" style:parent-style-name="Fuentedepárrafopredeter." style:family="text">
      <style:text-properties fo:color="#FF0000" fo:background-color="#FFFF00"/>
    </style:style>
    <style:style style:name="P791" style:parent-style-name="Normal" style:list-style-name="LFO18" style:family="paragraph">
      <style:paragraph-properties style:contextual-spacing="true" fo:margin-bottom="0.1041in" fo:line-height="115%" fo:background-color="#FFFFFF"/>
    </style:style>
    <style:style style:name="T792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793" style:parent-style-name="Fuentedepárrafopredeter." style:family="text">
      <style:text-properties style:font-name-asian="Times New Roman" style:font-name-complex="Calibri" fo:font-weight="bold" style:font-weight-asian="bold" style:font-weight-complex="bold" fo:background-color="#FFFF00" style:language-asian="es" style:country-asian="ES"/>
    </style:style>
    <style:style style:name="T794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795" style:parent-style-name="Fuentedepárrafopredeter." style:family="text">
      <style:text-properties fo:background-color="#FFFF00"/>
    </style:style>
    <style:style style:name="T79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797" style:parent-style-name="Fuentedepárrafopredeter." style:family="text">
      <style:text-properties fo:color="#FF0000" fo:background-color="#FFFF00"/>
    </style:style>
    <style:style style:name="P798" style:parent-style-name="Normal" style:family="paragraph">
      <style:paragraph-properties fo:margin-top="0.1666in" fo:margin-bottom="0.1041in" fo:line-height="115%" fo:background-color="#FFFFFF"/>
    </style:style>
    <style:style style:name="T799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text-underline-type="single" style:text-underline-style="solid" style:text-underline-width="auto" style:text-underline-mode="continuous" style:language-asian="es" style:country-asian="ES"/>
    </style:style>
    <style:style style:name="T800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801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802" style:parent-style-name="Normal" style:list-style-name="LFO19" style:family="paragraph">
      <style:paragraph-properties style:contextual-spacing="true" fo:margin-bottom="0.1041in" fo:line-height="115%" fo:background-color="#FFFFFF"/>
    </style:style>
    <style:style style:name="T803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804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805" style:parent-style-name="Fuentedepárrafopredeter." style:family="text">
      <style:text-properties fo:background-color="#FFFF00" fo:language="en" fo:country="US"/>
    </style:style>
    <style:style style:name="T80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807" style:parent-style-name="Fuentedepárrafopredeter." style:family="text">
      <style:text-properties fo:color="#FF0000" fo:background-color="#FFFF00" fo:language="en" fo:country="US"/>
    </style:style>
    <style:style style:name="P808" style:parent-style-name="Normal" style:list-style-name="LFO19" style:family="paragraph">
      <style:paragraph-properties style:contextual-spacing="true" fo:margin-bottom="0.1041in" fo:line-height="115%" fo:background-color="#FFFFFF"/>
    </style:style>
    <style:style style:name="T809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810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811" style:parent-style-name="Fuentedepárrafopredeter." style:family="text">
      <style:text-properties fo:background-color="#FFFF00" fo:language="en" fo:country="US"/>
    </style:style>
    <style:style style:name="T81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813" style:parent-style-name="Fuentedepárrafopredeter." style:family="text">
      <style:text-properties fo:color="#FF0000" fo:background-color="#FFFF00" fo:language="en" fo:country="US"/>
    </style:style>
    <style:style style:name="P814" style:parent-style-name="Normal" style:list-style-name="LFO19" style:family="paragraph">
      <style:paragraph-properties style:contextual-spacing="true" fo:margin-bottom="0.1041in" fo:line-height="115%" fo:background-color="#FFFFFF"/>
    </style:style>
    <style:style style:name="T815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816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817" style:parent-style-name="Fuentedepárrafopredeter." style:family="text">
      <style:text-properties fo:background-color="#FFFF00"/>
    </style:style>
    <style:style style:name="T81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819" style:parent-style-name="Fuentedepárrafopredeter." style:family="text">
      <style:text-properties fo:color="#FF0000" fo:background-color="#FFFF00"/>
    </style:style>
    <style:style style:name="P820" style:parent-style-name="Normal" style:list-style-name="LFO19" style:family="paragraph">
      <style:paragraph-properties style:contextual-spacing="true" fo:margin-bottom="0.1041in" fo:line-height="115%" fo:background-color="#FFFFFF"/>
    </style:style>
    <style:style style:name="T821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822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823" style:parent-style-name="Fuentedepárrafopredeter." style:family="text">
      <style:text-properties fo:background-color="#FFFF00"/>
    </style:style>
    <style:style style:name="T824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825" style:parent-style-name="Fuentedepárrafopredeter." style:family="text">
      <style:text-properties fo:color="#FF0000" fo:background-color="#FFFF00"/>
    </style:style>
    <style:style style:name="P826" style:parent-style-name="Normal" style:list-style-name="LFO19" style:family="paragraph">
      <style:paragraph-properties style:contextual-spacing="true" fo:margin-bottom="0in" fo:line-height="115%" fo:background-color="#FFFFFF"/>
    </style:style>
    <style:style style:name="T827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828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829" style:parent-style-name="Fuentedepárrafopredeter." style:family="text">
      <style:text-properties fo:background-color="#FFFF00" fo:language="en" fo:country="US"/>
    </style:style>
    <style:style style:name="T830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831" style:parent-style-name="Fuentedepárrafopredeter." style:family="text">
      <style:text-properties fo:color="#FF0000" fo:background-color="#FFFF00" fo:language="en" fo:country="US"/>
    </style:style>
    <style:style style:name="P832" style:parent-style-name="Normal" style:list-style-name="LFO19" style:family="paragraph">
      <style:paragraph-properties style:contextual-spacing="true" fo:margin-bottom="0in" fo:line-height="115%" fo:background-color="#FFFFFF"/>
    </style:style>
    <style:style style:name="T833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834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835" style:parent-style-name="Fuentedepárrafopredeter." style:family="text">
      <style:text-properties fo:background-color="#FFFF00" fo:language="en" fo:country="US"/>
    </style:style>
    <style:style style:name="T83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837" style:parent-style-name="Fuentedepárrafopredeter." style:family="text">
      <style:text-properties fo:color="#FF0000" fo:background-color="#FFFF00" fo:language="en" fo:country="US"/>
    </style:style>
    <style:style style:name="P838" style:parent-style-name="Normal" style:family="paragraph">
      <style:paragraph-properties style:contextual-spacing="true" fo:margin-bottom="0in" fo:line-height="115%" fo:margin-left="0.5in" fo:background-color="#FFFFFF">
        <style:tab-stops/>
      </style:paragraph-properties>
      <style:text-properties style:font-name-asian="Times New Roman" style:font-name-complex="Calibri" fo:font-weight="bold" style:font-weight-asian="bold" style:font-weight-complex="bold" fo:language="en" fo:country="US" style:language-asian="es" style:country-asian="ES"/>
    </style:style>
    <style:style style:name="P839" style:parent-style-name="Normal" style:family="paragraph">
      <style:paragraph-properties fo:margin-bottom="0.1041in" fo:line-height="115%" fo:background-color="#FFFFFF"/>
    </style:style>
    <style:style style:name="T840" style:parent-style-name="Fuentedepárrafopredeter." style:family="text">
      <style:text-properties style:font-name-asian="Times New Roman" style:font-name-complex="Calibri" fo:font-weight="bold" style:font-weight-asian="bold" style:font-weight-complex="bold" fo:letter-spacing="0.0104in" fo:background-color="#FFFF00" style:text-underline-type="single" style:text-underline-style="solid" style:text-underline-width="auto" style:text-underline-mode="continuous" style:language-asian="es" style:country-asian="ES"/>
    </style:style>
    <style:style style:name="T841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842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843" style:parent-style-name="Normal" style:list-style-name="LFO20" style:family="paragraph">
      <style:paragraph-properties style:contextual-spacing="true" fo:margin-bottom="0.1041in" fo:line-height="115%" fo:background-color="#FFFFFF"/>
    </style:style>
    <style:style style:name="T844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845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846" style:parent-style-name="Fuentedepárrafopredeter." style:family="text">
      <style:text-properties fo:background-color="#FFFF00"/>
    </style:style>
    <style:style style:name="T84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848" style:parent-style-name="Fuentedepárrafopredeter." style:family="text">
      <style:text-properties fo:color="#FF0000" fo:background-color="#FFFF00"/>
    </style:style>
    <style:style style:name="P849" style:parent-style-name="Normal" style:list-style-name="LFO20" style:family="paragraph">
      <style:paragraph-properties style:contextual-spacing="true" fo:margin-bottom="0in" fo:line-height="115%" fo:background-color="#FFFFFF"/>
    </style:style>
    <style:style style:name="T850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851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852" style:parent-style-name="Fuentedepárrafopredeter." style:family="text">
      <style:text-properties fo:background-color="#FFFF00"/>
    </style:style>
    <style:style style:name="T85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854" style:parent-style-name="Fuentedepárrafopredeter." style:family="text">
      <style:text-properties fo:color="#FF0000" fo:background-color="#FFFF00"/>
    </style:style>
    <style:style style:name="P855" style:parent-style-name="Normal" style:list-style-name="LFO20" style:family="paragraph">
      <style:paragraph-properties style:contextual-spacing="true" fo:margin-bottom="0in" fo:line-height="115%" fo:background-color="#FFFFFF"/>
    </style:style>
    <style:style style:name="T856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857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858" style:parent-style-name="Fuentedepárrafopredeter." style:family="text">
      <style:text-properties fo:background-color="#FFFF00"/>
    </style:style>
    <style:style style:name="T859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860" style:parent-style-name="Fuentedepárrafopredeter." style:family="text">
      <style:text-properties fo:color="#FF0000" fo:background-color="#FFFF00"/>
    </style:style>
    <style:style style:name="P861" style:parent-style-name="Normal" style:list-style-name="LFO20" style:family="paragraph">
      <style:paragraph-properties style:contextual-spacing="true" fo:margin-bottom="0.1041in" fo:line-height="115%" fo:background-color="#FFFFFF"/>
    </style:style>
    <style:style style:name="T862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863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864" style:parent-style-name="Fuentedepárrafopredeter." style:family="text">
      <style:text-properties fo:background-color="#FFFF00" fo:language="en" fo:country="US"/>
    </style:style>
    <style:style style:name="T865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866" style:parent-style-name="Fuentedepárrafopredeter." style:family="text">
      <style:text-properties fo:color="#FF0000" fo:background-color="#FFFF00" fo:language="en" fo:country="US"/>
    </style:style>
    <style:style style:name="P867" style:parent-style-name="Normal" style:family="paragraph">
      <style:paragraph-properties fo:margin-top="0.1666in" fo:margin-bottom="0.1041in" fo:line-height="115%" fo:background-color="#FFFFFF"/>
    </style:style>
    <style:style style:name="T868" style:parent-style-name="Fuentedepárrafopredeter." style:family="text">
      <style:text-properties style:font-name-asian="Times New Roman" style:font-name-complex="Calibri" fo:font-weight="bold" style:font-weight-asian="bold" style:font-weight-complex="bold" fo:letter-spacing="0.0104in" fo:background-color="#FFFF00" style:text-underline-type="single" style:text-underline-style="solid" style:text-underline-width="auto" style:text-underline-mode="continuous" style:language-asian="es" style:country-asian="ES"/>
    </style:style>
    <style:style style:name="T869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870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871" style:parent-style-name="Normal" style:list-style-name="LFO21" style:family="paragraph">
      <style:paragraph-properties style:contextual-spacing="true" fo:margin-bottom="0.1041in" fo:line-height="115%" fo:background-color="#FFFFFF"/>
    </style:style>
    <style:style style:name="T872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873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874" style:parent-style-name="Fuentedepárrafopredeter." style:family="text">
      <style:text-properties fo:background-color="#FFFF00"/>
    </style:style>
    <style:style style:name="T875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876" style:parent-style-name="Fuentedepárrafopredeter." style:family="text">
      <style:text-properties fo:color="#FF0000" fo:background-color="#FFFF00"/>
    </style:style>
    <style:style style:name="P877" style:parent-style-name="Normal" style:family="paragraph">
      <style:paragraph-properties fo:margin-top="0.1666in" fo:margin-bottom="0.1041in" fo:line-height="115%" fo:background-color="#FFFFFF"/>
    </style:style>
    <style:style style:name="T878" style:parent-style-name="Fuentedepárrafopredeter." style:family="text">
      <style:text-properties style:font-name-asian="Times New Roman" style:font-name-complex="Calibri" fo:font-weight="bold" style:font-weight-asian="bold" style:font-weight-complex="bold" fo:letter-spacing="0.0104in" fo:background-color="#FFFF00" style:text-underline-type="single" style:text-underline-style="solid" style:text-underline-width="auto" style:text-underline-mode="continuous" style:language-asian="es" style:country-asian="ES"/>
    </style:style>
    <style:style style:name="T879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880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881" style:parent-style-name="Normal" style:list-style-name="LFO21" style:family="paragraph">
      <style:paragraph-properties style:contextual-spacing="true" fo:margin-bottom="0.1041in" fo:line-height="115%" fo:background-color="#FFFFFF"/>
    </style:style>
    <style:style style:name="T882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883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884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885" style:parent-style-name="Fuentedepárrafopredeter." style:family="text">
      <style:text-properties fo:background-color="#FFFF00"/>
    </style:style>
    <style:style style:name="T88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887" style:parent-style-name="Fuentedepárrafopredeter." style:family="text">
      <style:text-properties fo:color="#FF0000" fo:background-color="#FFFF00"/>
    </style:style>
    <style:style style:name="P888" style:parent-style-name="Normal" style:list-style-name="LFO21" style:family="paragraph">
      <style:paragraph-properties style:contextual-spacing="true" fo:margin-bottom="0.1041in" fo:line-height="115%" fo:background-color="#FFFFFF"/>
    </style:style>
    <style:style style:name="T889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890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891" style:parent-style-name="Fuentedepárrafopredeter." style:family="text">
      <style:text-properties fo:background-color="#FFFF00" fo:language="en" fo:country="US"/>
    </style:style>
    <style:style style:name="T89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893" style:parent-style-name="Fuentedepárrafopredeter." style:family="text">
      <style:text-properties fo:color="#FF0000" fo:background-color="#FFFF00" fo:language="en" fo:country="US"/>
    </style:style>
    <style:style style:name="P894" style:parent-style-name="Normal" style:family="paragraph">
      <style:paragraph-properties fo:margin-top="0.1666in" fo:margin-bottom="0.1041in" fo:line-height="115%" fo:background-color="#FFFFFF"/>
    </style:style>
    <style:style style:name="T895" style:parent-style-name="Fuentedepárrafopredeter." style:family="text">
      <style:text-properties style:font-name-asian="Times New Roman" style:font-name-complex="Calibri" fo:font-weight="bold" style:font-weight-asian="bold" style:font-weight-complex="bold" fo:letter-spacing="0.0104in" fo:background-color="#FFFF00" style:text-underline-type="single" style:text-underline-style="solid" style:text-underline-width="auto" style:text-underline-mode="continuous" style:language-asian="es" style:country-asian="ES"/>
    </style:style>
    <style:style style:name="T896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897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898" style:parent-style-name="Normal" style:list-style-name="LFO22" style:family="paragraph">
      <style:paragraph-properties style:contextual-spacing="true" fo:margin-bottom="0.1041in" fo:line-height="115%" fo:background-color="#FFFFFF"/>
    </style:style>
    <style:style style:name="T899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900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901" style:parent-style-name="Fuentedepárrafopredeter." style:family="text">
      <style:text-properties fo:background-color="#FFFF00" fo:language="en" fo:country="US"/>
    </style:style>
    <style:style style:name="T90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03" style:parent-style-name="Fuentedepárrafopredeter." style:family="text">
      <style:text-properties fo:color="#FF0000" fo:background-color="#FFFF00" fo:language="en" fo:country="US"/>
    </style:style>
    <style:style style:name="P904" style:parent-style-name="Normal" style:list-style-name="LFO22" style:family="paragraph">
      <style:paragraph-properties style:contextual-spacing="true" fo:margin-bottom="0in" fo:line-height="115%" fo:background-color="#FFFFFF"/>
    </style:style>
    <style:style style:name="T905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906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907" style:parent-style-name="Fuentedepárrafopredeter." style:family="text">
      <style:text-properties fo:background-color="#FFFF00"/>
    </style:style>
    <style:style style:name="T90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09" style:parent-style-name="Fuentedepárrafopredeter." style:family="text">
      <style:text-properties fo:color="#FF0000" fo:background-color="#FFFF00"/>
    </style:style>
    <style:style style:name="P910" style:parent-style-name="Normal" style:list-style-name="LFO22" style:family="paragraph">
      <style:paragraph-properties style:contextual-spacing="true" fo:margin-bottom="0in" fo:line-height="115%" fo:background-color="#FFFFFF"/>
    </style:style>
    <style:style style:name="T911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912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913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914" style:parent-style-name="Fuentedepárrafopredeter." style:family="text">
      <style:text-properties fo:background-color="#FFFF00"/>
    </style:style>
    <style:style style:name="T915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16" style:parent-style-name="Fuentedepárrafopredeter." style:family="text">
      <style:text-properties fo:color="#FF0000" fo:background-color="#FFFF00"/>
    </style:style>
    <style:style style:name="P917" style:parent-style-name="Normal" style:list-style-name="LFO22" style:family="paragraph">
      <style:paragraph-properties style:contextual-spacing="true" fo:margin-bottom="0in" fo:line-height="115%" fo:background-color="#FFFFFF"/>
    </style:style>
    <style:style style:name="T918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919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920" style:parent-style-name="Fuentedepárrafopredeter." style:family="text">
      <style:text-properties fo:background-color="#FFFF00" fo:language="en" fo:country="US"/>
    </style:style>
    <style:style style:name="T921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22" style:parent-style-name="Fuentedepárrafopredeter." style:family="text">
      <style:text-properties fo:color="#FF0000" fo:background-color="#FFFF00" fo:language="en" fo:country="US"/>
    </style:style>
    <style:style style:name="P923" style:parent-style-name="Normal" style:list-style-name="LFO22" style:family="paragraph">
      <style:paragraph-properties style:contextual-spacing="true" fo:margin-bottom="0in" fo:line-height="115%" fo:background-color="#FFFFFF"/>
    </style:style>
    <style:style style:name="T924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925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926" style:parent-style-name="Fuentedepárrafopredeter." style:family="text">
      <style:text-properties fo:background-color="#FFFF00" fo:language="en" fo:country="US"/>
    </style:style>
    <style:style style:name="T92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28" style:parent-style-name="Fuentedepárrafopredeter." style:family="text">
      <style:text-properties fo:color="#FF0000" fo:background-color="#FFFF00" fo:language="en" fo:country="US"/>
    </style:style>
    <style:style style:name="P929" style:parent-style-name="Normal" style:family="paragraph">
      <style:paragraph-properties fo:margin-top="0.1666in" fo:line-height="115%" fo:background-color="#FFFFFF"/>
    </style:style>
    <style:style style:name="T930" style:parent-style-name="Fuentedepárrafopredeter." style:family="text">
      <style:text-properties style:font-name-asian="Times New Roman" style:font-name-complex="Calibri" fo:font-weight="bold" style:font-weight-asian="bold" style:font-weight-complex="bold" fo:letter-spacing="0.0104in" fo:background-color="#FFFF00" style:text-underline-type="single" style:text-underline-style="solid" style:text-underline-width="auto" style:text-underline-mode="continuous" style:language-asian="es" style:country-asian="ES"/>
    </style:style>
    <style:style style:name="T931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932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933" style:parent-style-name="Normal" style:list-style-name="LFO23" style:family="paragraph">
      <style:paragraph-properties style:contextual-spacing="true" fo:margin-bottom="0.1041in" fo:line-height="115%" fo:background-color="#FFFFFF"/>
    </style:style>
    <style:style style:name="T934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935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936" style:parent-style-name="Fuentedepárrafopredeter." style:family="text">
      <style:text-properties fo:background-color="#FFFF00"/>
    </style:style>
    <style:style style:name="T93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38" style:parent-style-name="Fuentedepárrafopredeter." style:family="text">
      <style:text-properties fo:color="#FF0000" fo:background-color="#FFFF00"/>
    </style:style>
    <style:style style:name="P939" style:parent-style-name="Normal" style:list-style-name="LFO23" style:family="paragraph">
      <style:paragraph-properties style:contextual-spacing="true" fo:margin-bottom="0in" fo:line-height="115%" fo:background-color="#FFFFFF"/>
    </style:style>
    <style:style style:name="T940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941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942" style:parent-style-name="Fuentedepárrafopredeter." style:family="text">
      <style:text-properties fo:background-color="#FFFF00"/>
    </style:style>
    <style:style style:name="T943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44" style:parent-style-name="Fuentedepárrafopredeter." style:family="text">
      <style:text-properties fo:color="#FF0000" fo:background-color="#FFFF00"/>
    </style:style>
    <style:style style:name="P945" style:parent-style-name="Normal" style:list-style-name="LFO23" style:family="paragraph">
      <style:paragraph-properties style:contextual-spacing="true" fo:margin-bottom="0in" fo:line-height="115%" fo:background-color="#FFFFFF"/>
    </style:style>
    <style:style style:name="T946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947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948" style:parent-style-name="Fuentedepárrafopredeter." style:family="text">
      <style:text-properties fo:background-color="#FFFF00"/>
    </style:style>
    <style:style style:name="T949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50" style:parent-style-name="Fuentedepárrafopredeter." style:family="text">
      <style:text-properties fo:color="#FF0000" fo:background-color="#FFFF00"/>
    </style:style>
    <style:style style:name="T951" style:parent-style-name="Fuentedepárrafopredeter." style:family="text">
      <style:text-properties fo:color="#FF0000" fo:background-color="#FFFF00"/>
    </style:style>
    <style:style style:name="P952" style:parent-style-name="Normal" style:list-style-name="LFO23" style:family="paragraph">
      <style:paragraph-properties style:contextual-spacing="true" fo:margin-bottom="0in" fo:line-height="115%" fo:background-color="#FFFFFF"/>
    </style:style>
    <style:style style:name="T953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954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955" style:parent-style-name="Fuentedepárrafopredeter." style:family="text">
      <style:text-properties fo:background-color="#FFFF00" fo:language="en" fo:country="US"/>
    </style:style>
    <style:style style:name="T95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57" style:parent-style-name="Fuentedepárrafopredeter." style:family="text">
      <style:text-properties fo:color="#FF0000" fo:background-color="#FFFF00" fo:language="en" fo:country="US"/>
    </style:style>
    <style:style style:name="P958" style:parent-style-name="Normal" style:list-style-name="LFO23" style:family="paragraph">
      <style:paragraph-properties style:contextual-spacing="true" fo:margin-bottom="0in" fo:line-height="115%" fo:background-color="#FFFFFF"/>
    </style:style>
    <style:style style:name="T959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960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961" style:parent-style-name="Fuentedepárrafopredeter." style:family="text">
      <style:text-properties fo:background-color="#FFFF00"/>
    </style:style>
    <style:style style:name="T962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63" style:parent-style-name="Fuentedepárrafopredeter." style:family="text">
      <style:text-properties fo:color="#FF0000" fo:background-color="#FFFF00"/>
    </style:style>
    <style:style style:name="P964" style:parent-style-name="Normal" style:list-style-name="LFO23" style:family="paragraph">
      <style:paragraph-properties style:contextual-spacing="true" fo:margin-bottom="0in" fo:line-height="115%" fo:background-color="#FFFFFF"/>
    </style:style>
    <style:style style:name="T965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966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967" style:parent-style-name="Fuentedepárrafopredeter." style:family="text">
      <style:text-properties fo:background-color="#FFFF00" fo:language="en" fo:country="US"/>
    </style:style>
    <style:style style:name="T968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69" style:parent-style-name="Fuentedepárrafopredeter." style:family="text">
      <style:text-properties fo:color="#FF0000" fo:background-color="#FFFF00" fo:language="en" fo:country="US"/>
    </style:style>
    <style:style style:name="P970" style:parent-style-name="Normal" style:list-style-name="LFO23" style:family="paragraph">
      <style:paragraph-properties style:contextual-spacing="true" fo:margin-bottom="0in" fo:line-height="115%" fo:background-color="#FFFFFF"/>
    </style:style>
    <style:style style:name="T971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972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973" style:parent-style-name="Fuentedepárrafopredeter." style:family="text">
      <style:text-properties fo:background-color="#FFFF00"/>
    </style:style>
    <style:style style:name="T974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75" style:parent-style-name="Fuentedepárrafopredeter." style:family="text">
      <style:text-properties fo:color="#FF0000" fo:background-color="#FFFF00"/>
    </style:style>
    <style:style style:name="P976" style:parent-style-name="Normal" style:list-style-name="LFO23" style:family="paragraph">
      <style:paragraph-properties style:contextual-spacing="true" fo:margin-bottom="0in" fo:line-height="115%" fo:background-color="#FFFFFF"/>
    </style:style>
    <style:style style:name="T977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978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979" style:parent-style-name="Fuentedepárrafopredeter." style:family="text">
      <style:text-properties fo:background-color="#FFFF00"/>
    </style:style>
    <style:style style:name="T980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81" style:parent-style-name="Fuentedepárrafopredeter." style:family="text">
      <style:text-properties fo:color="#FF0000" fo:background-color="#FFFF00"/>
    </style:style>
    <style:style style:name="P982" style:parent-style-name="Normal" style:list-style-name="LFO23" style:family="paragraph">
      <style:paragraph-properties style:contextual-spacing="true" fo:margin-bottom="0in" fo:line-height="115%" fo:background-color="#FFFFFF"/>
    </style:style>
    <style:style style:name="T983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984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985" style:parent-style-name="Fuentedepárrafopredeter." style:family="text">
      <style:text-properties fo:background-color="#FFFF00"/>
    </style:style>
    <style:style style:name="T98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87" style:parent-style-name="Fuentedepárrafopredeter." style:family="text">
      <style:text-properties fo:color="#FF0000" fo:background-color="#FFFF00"/>
    </style:style>
    <style:style style:name="P988" style:parent-style-name="Normal" style:family="paragraph">
      <style:paragraph-properties fo:margin-top="0.1666in" fo:line-height="115%" fo:background-color="#FFFFFF"/>
    </style:style>
    <style:style style:name="T989" style:parent-style-name="Fuentedepárrafopredeter." style:family="text">
      <style:text-properties style:font-name-asian="Times New Roman" style:font-name-complex="Calibri" fo:font-weight="bold" style:font-weight-asian="bold" style:font-weight-complex="bold" fo:letter-spacing="0.0104in" fo:background-color="#FFFF00" style:text-underline-type="single" style:text-underline-style="solid" style:text-underline-width="auto" style:text-underline-mode="continuous" style:language-asian="es" style:country-asian="ES"/>
    </style:style>
    <style:style style:name="T990" style:parent-style-name="Fuentedepárrafopredeter." style:family="text">
      <style:text-properties style:font-name="Wingdings" style:font-name-asian="Wingdings" style:font-name-complex="Wingdings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991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T992" style:parent-style-name="Fuentedepárrafopredeter." style:family="text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993" style:parent-style-name="Normal" style:list-style-name="LFO23" style:family="paragraph">
      <style:paragraph-properties style:contextual-spacing="true" fo:margin-bottom="0.1041in" fo:line-height="115%" fo:background-color="#FFFFFF"/>
    </style:style>
    <style:style style:name="T994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995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996" style:parent-style-name="Fuentedepárrafopredeter." style:family="text">
      <style:text-properties fo:background-color="#FFFF00"/>
    </style:style>
    <style:style style:name="T997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998" style:parent-style-name="Fuentedepárrafopredeter." style:family="text">
      <style:text-properties fo:color="#FF0000" fo:background-color="#FFFF00"/>
    </style:style>
    <style:style style:name="T999" style:parent-style-name="Fuentedepárrafopredeter." style:family="text">
      <style:text-properties fo:color="#FF0000" fo:background-color="#FFFF00"/>
    </style:style>
    <style:style style:name="P1000" style:parent-style-name="Normal" style:list-style-name="LFO23" style:family="paragraph">
      <style:paragraph-properties style:contextual-spacing="true" fo:margin-bottom="0.1041in" fo:line-height="115%" fo:background-color="#FFFFFF"/>
    </style:style>
    <style:style style:name="T1001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1002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1003" style:parent-style-name="Fuentedepárrafopredeter." style:family="text">
      <style:text-properties fo:background-color="#FFFF00"/>
    </style:style>
    <style:style style:name="T1004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005" style:parent-style-name="Fuentedepárrafopredeter." style:family="text">
      <style:text-properties fo:color="#FF0000" fo:background-color="#FFFF00"/>
    </style:style>
    <style:style style:name="P1006" style:parent-style-name="Normal" style:list-style-name="LFO23" style:family="paragraph">
      <style:paragraph-properties style:contextual-spacing="true" fo:margin-bottom="0.1041in" fo:line-height="115%" fo:background-color="#FFFFFF"/>
    </style:style>
    <style:style style:name="T1007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fo:language="en" fo:country="US" style:language-asian="es" style:country-asian="ES"/>
    </style:style>
    <style:style style:name="T1008" style:parent-style-name="Fuentedepárrafopredeter." style:family="text">
      <style:text-properties style:font-name-asian="Times New Roman" style:font-name-complex="Calibri" fo:letter-spacing="0.0104in" fo:background-color="#FFFF00" fo:language="en" fo:country="US" style:language-asian="es" style:country-asian="ES"/>
    </style:style>
    <style:style style:name="T1009" style:parent-style-name="Fuentedepárrafopredeter." style:family="text">
      <style:text-properties fo:background-color="#FFFF00" fo:language="en" fo:country="US"/>
    </style:style>
    <style:style style:name="T1010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011" style:parent-style-name="Fuentedepárrafopredeter." style:family="text">
      <style:text-properties fo:color="#FF0000" fo:background-color="#FFFF00" fo:language="en" fo:country="US"/>
    </style:style>
    <style:style style:name="P1012" style:parent-style-name="Normal" style:list-style-name="LFO23" style:family="paragraph">
      <style:paragraph-properties style:contextual-spacing="true" fo:margin-bottom="0.1041in" fo:line-height="115%" fo:background-color="#FFFFFF"/>
    </style:style>
    <style:style style:name="T1013" style:parent-style-name="Fuentedepárrafopredeter." style:family="text">
      <style:text-properties style:font-name-asian="Times New Roman" style:font-name-complex="Calibri" fo:font-weight="bold" style:font-weight-asian="bold" style:font-weight-complex="bold" fo:text-transform="uppercase" fo:letter-spacing="0.0104in" fo:background-color="#FFFF00" style:language-asian="es" style:country-asian="ES"/>
    </style:style>
    <style:style style:name="T1014" style:parent-style-name="Fuentedepárrafopredeter." style:family="text">
      <style:text-properties style:font-name-asian="Times New Roman" style:font-name-complex="Calibri" fo:letter-spacing="0.0104in" fo:background-color="#FFFF00" style:language-asian="es" style:country-asian="ES"/>
    </style:style>
    <style:style style:name="T1015" style:parent-style-name="Fuentedepárrafopredeter." style:family="text">
      <style:text-properties fo:background-color="#FFFF00"/>
    </style:style>
    <style:style style:name="T1016" style:parent-style-name="Fuentedepárrafopredeter." style:family="text">
      <style:text-properties style:font-name="Wingdings" style:font-name-asian="Wingdings" style:font-name-complex="Wingdings" fo:color="#FF0000" fo:background-color="#FFFF00"/>
    </style:style>
    <style:style style:name="T1017" style:parent-style-name="Fuentedepárrafopredeter." style:family="text">
      <style:text-properties fo:color="#FF0000" fo:background-color="#FFFF00"/>
    </style:style>
    <style:style style:name="T1018" style:parent-style-name="Fuentedepárrafopredeter." style:family="text">
      <style:text-properties fo:color="#FF0000" fo:background-color="#FFFF00"/>
    </style:style>
    <style:style style:name="P1019" style:parent-style-name="Normal" style:family="paragraph">
      <style:paragraph-properties style:contextual-spacing="true" fo:margin-bottom="0in" fo:line-height="115%" fo:background-color="#FFFFFF"/>
    </style:style>
    <style:style style:name="P1020" style:parent-style-name="Normal" style:family="paragraph">
      <style:text-properties fo:font-weight="bold" style:font-weight-asian="bold" style:font-weight-complex="bold"/>
    </style:style>
    <style:style style:name="T1021" style:parent-style-name="Fuentedepárrafopredeter." style:family="text"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22" style:parent-style-name="Fuentedepárrafopredeter." style:family="text"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23" style:parent-style-name="Fuentedepárrafopredeter." style:family="text"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ANIMALES, PLANTAS Y FLORES<text:s/></text:span><text:span text:style-name="T3"></text:span><text:span text:style-name="T4"><text:s/>1-8</text:span></text:p>
      <text:list text:style-name="LFO1" text:continue-numbering="true">
        <text:list-item>
          <text:p text:style-name="P5"><text:span text:style-name="T6">OUTLET EL CORTE INGLÉS -<text:s/></text:span><text:span text:style-name="T7">Planta: 0<text:s/></text:span><text:span text:style-name="T8"></text:span><text:span text:style-name="T9"><text:s/>3 ítem(s)</text:span></text:p>
        </text:list-item>
        <text:list-item>
          <text:p text:style-name="P10"><text:span text:style-name="T11">OUTLET EL CORTE INGLÉS - PLANTA 1 -<text:s/></text:span><text:span text:style-name="T12">Planta: 1<text:s/></text:span><text:span text:style-name="T13"></text:span><text:span text:style-name="T14"><text:s/>3 ítem(s)</text:span></text:p>
        </text:list-item>
        <text:list-item>
          <text:p text:style-name="P15"><text:span text:style-name="T16">TIENDANIMAL -<text:s/></text:span><text:span text:style-name="T17">Planta: 0<text:s/></text:span><text:span text:style-name="T18"></text:span><text:span text:style-name="T19"><text:s/>2 ítem(s)</text:span></text:p>
        </text:list-item>
      </text:list>
      <text:p text:style-name="Normal"><text:span text:style-name="T20">CALZADO<text:s/></text:span><text:span text:style-name="T21"></text:span><text:span text:style-name="T22"><text:s/>9-24</text:span></text:p>
      <text:list text:style-name="LFO2" text:continue-numbering="true">
        <text:list-item>
          <text:p text:style-name="P23"><text:span text:style-name="T24">ATLEET -<text:s/></text:span><text:span text:style-name="T25">Planta: 0<text:s/></text:span><text:span text:style-name="T26"><text:s/></text:span><text:span text:style-name="T27"></text:span><text:span text:style-name="T28"><text:s/>2 ítem(s)</text:span></text:p>
        </text:list-item>
        <text:list-item>
          <text:p text:style-name="P29"><text:span text:style-name="T30">AW LAB -<text:s/></text:span><text:span text:style-name="T31">Planta: 0 <text:s/></text:span><text:span text:style-name="T32"></text:span><text:span text:style-name="T33"><text:s/>1 ítem(s)</text:span></text:p>
        </text:list-item>
        <text:list-item>
          <text:p text:style-name="P34"><text:span text:style-name="T35">DEICHMANN -<text:s/></text:span><text:span text:style-name="T36">Planta: 1</text:span><text:span text:style-name="T37"><text:s/></text:span><text:span text:style-name="T38"></text:span><text:span text:style-name="T39"><text:s/>3 ítem(s)</text:span></text:p>
        </text:list-item>
        <text:list-item>
          <text:p text:style-name="P40"><text:span text:style-name="T41">FOSCO -<text:s/></text:span><text:span text:style-name="T42">Planta: 1<text:s/></text:span><text:span text:style-name="T43"></text:span><text:span text:style-name="T44"><text:s/>1 ítem(s)</text:span></text:p>
        </text:list-item>
        <text:list-item>
          <text:p text:style-name="P45"><text:span text:style-name="T46">OLD_RKS -<text:s/></text:span><text:span text:style-name="T47">Planta: 0<text:s/></text:span><text:span text:style-name="T48"></text:span><text:span text:style-name="T49"><text:s/>1 ítem(s)</text:span></text:p>
        </text:list-item>
        <text:list-item>
          <text:p text:style-name="P50"><text:span text:style-name="T51">OUTLET EL CORTE INGLÉS -<text:s/></text:span><text:span text:style-name="T52">Planta: 0<text:s/></text:span><text:span text:style-name="T53"></text:span><text:span text:style-name="T54"><text:s/>2 ítem(s)</text:span></text:p>
        </text:list-item>
        <text:list-item>
          <text:p text:style-name="P55"><text:span text:style-name="T56">OUTLET EL CORTE INGLÉS - PLANTA 1 -<text:s/></text:span><text:span text:style-name="T57">Planta: 1 <text:s/></text:span><text:span text:style-name="T58"></text:span><text:span text:style-name="T59"><text:s/>2 ítem(s)</text:span></text:p>
        </text:list-item>
        <text:list-item>
          <text:p text:style-name="P60"><text:span text:style-name="T61">PABLO OCHOA.SHOES -<text:s/></text:span><text:span text:style-name="T62">Planta: 0<text:s/></text:span><text:span text:style-name="T63"></text:span><text:span text:style-name="T64"><text:s/>1 ítem(s)</text:span></text:p>
        </text:list-item>
        <text:list-item>
          <text:p text:style-name="P65"><text:span text:style-name="T66">SNIPES -<text:s/></text:span><text:span text:style-name="T67">Planta: 0<text:s/></text:span><text:span text:style-name="T68"></text:span><text:span text:style-name="T69"><text:s/>2 ítem(s)</text:span></text:p>
        </text:list-item>
        <text:list-item>
          <text:p text:style-name="P70"><text:span text:style-name="T71">ULANKA -<text:s/></text:span><text:span text:style-name="T72">Planta: 0<text:s/></text:span><text:span text:style-name="T73"></text:span><text:span text:style-name="T74"><text:s/>1 ítem(s)</text:span></text:p>
        </text:list-item>
      </text:list>
      <text:p text:style-name="Normal"><text:span text:style-name="T75">DEPORTES<text:s/></text:span><text:span text:style-name="T76"></text:span><text:span text:style-name="T77"><text:s/>25-3</text:span><text:span text:style-name="T78">6</text:span></text:p>
      <text:list text:style-name="LFO24" text:continue-numbering="true">
        <text:list-item>
          <text:p text:style-name="P79"><text:span text:style-name="T80">DÉCIMAS -<text:s/></text:span><text:span text:style-name="T81">Planta: 1<text:s/></text:span><text:span text:style-name="T82"></text:span><text:span text:style-name="T83"><text:s/>2 ítem(s)</text:span></text:p>
        </text:list-item>
      </text:list>
      <text:list text:style-name="LFO3" text:continue-numbering="true">
        <text:list-item>
          <text:p text:style-name="P84"><text:span text:style-name="T85">FOOT LOCKER -<text:s/></text:span><text:span text:style-name="T86">Planta: 0<text:s/></text:span><text:span text:style-name="T87"></text:span><text:span text:style-name="T88"><text:s/>2 ítem(s)</text:span></text:p>
        </text:list-item>
        <text:list-item>
          <text:p text:style-name="P89"><text:span text:style-name="T90">OUTLET EL CORTE INGLÉS -<text:s/></text:span><text:span text:style-name="T91">Planta: 0<text:s/></text:span><text:span text:style-name="T92"></text:span><text:span text:style-name="T93"><text:s/>3 ítem(s)</text:span></text:p>
        </text:list-item>
        <text:list-item>
          <text:p text:style-name="P94"><text:span text:style-name="T95">OUTLET EL CORTE INGLÉS - PLANTA 1 -<text:s/></text:span><text:span text:style-name="T96">Planta: 1<text:s/></text:span><text:span text:style-name="T97"></text:span><text:span text:style-name="T98"><text:s/>3 ítem(s)</text:span></text:p>
        </text:list-item>
        <text:list-item>
          <text:p text:style-name="P99"><text:span text:style-name="T100">SNIPES -<text:s/></text:span><text:span text:style-name="T101">Planta: 0<text:s/></text:span><text:span text:style-name="T102"></text:span><text:span text:style-name="T103"><text:s/>2 ítem(s)</text:span></text:p>
        </text:list-item>
      </text:list>
      <text:p text:style-name="Normal"><text:span text:style-name="T104">ELECTRODOMÉSTICOS Y ELECTRÓNICA<text:s/></text:span><text:span text:style-name="T105"></text:span><text:span text:style-name="T106"><text:s/>3</text:span><text:span text:style-name="T107">7</text:span><text:span text:style-name="T108">-4</text:span><text:span text:style-name="T109">6</text:span></text:p>
      <text:list text:style-name="LFO4" text:continue-numbering="true">
        <text:list-item>
          <text:p text:style-name="P110"><text:span text:style-name="T111">GAME -<text:s/></text:span><text:span text:style-name="T112">Planta: 0<text:s/></text:span><text:span text:style-name="T113"></text:span><text:span text:style-name="T114"><text:s/>1 ítem(s)</text:span></text:p>
        </text:list-item>
        <text:list-item>
          <text:p text:style-name="P115"><text:span text:style-name="T116">MEDIA MARKT -<text:s/></text:span><text:span text:style-name="T117">Planta: 0<text:s/></text:span><text:span text:style-name="T118"></text:span><text:span text:style-name="T119"><text:s/>8 ítem(s)</text:span></text:p>
        </text:list-item>
        <text:list-item>
          <text:p text:style-name="P120"><text:span text:style-name="T121">XIAOMI -<text:s/></text:span><text:span text:style-name="T122">Planta: 0<text:s/></text:span><text:span text:style-name="T123"></text:span><text:span text:style-name="T124"><text:s/>1 ítem(s)</text:span></text:p>
        </text:list-item>
      </text:list>
      <text:p text:style-name="Normal"><text:span text:style-name="T125">SUPERMERCADOS</text:span><text:span text:style-name="T126"></text:span><text:span text:style-name="T127"><text:s/>4</text:span><text:span text:style-name="T128">7</text:span></text:p>
      <text:list text:style-name="LFO5" text:continue-numbering="true">
        <text:list-item>
          <text:p text:style-name="P129"><text:span text:style-name="T130">BELROS, DULCE Y SALADO -<text:s/></text:span><text:span text:style-name="T131">Planta: 1<text:s/></text:span><text:span text:style-name="T132"></text:span><text:span text:style-name="T133"><text:s/>1 ítem(s)</text:span></text:p>
        </text:list-item>
      </text:list>
      <text:p text:style-name="Normal"><text:span text:style-name="T134">JOYERÍA RELOJERÍA</text:span><text:span text:style-name="T135"></text:span><text:span text:style-name="T136"><text:s/>4</text:span><text:span text:style-name="T137">8</text:span><text:span text:style-name="T138">-5</text:span><text:span text:style-name="T139">2</text:span></text:p>
      <text:list text:style-name="LFO5" text:continue-numbering="true">
        <text:list-item>
          <text:p text:style-name="P140"><text:span text:style-name="T141">JOSE LUIS JOYERIA -<text:s/></text:span><text:span text:style-name="T142">Planta: 0<text:s/></text:span><text:span text:style-name="T143"></text:span><text:span text:style-name="T144"><text:s/>1 ítem(s)</text:span></text:p>
        </text:list-item>
        <text:list-item>
          <text:p text:style-name="P145"><text:span text:style-name="T146">ORO VIVO -<text:s/></text:span><text:span text:style-name="T147">Planta: 0<text:s/></text:span><text:span text:style-name="T148"></text:span><text:span text:style-name="T149"><text:s/>1 ítem(s)</text:span></text:p>
        </text:list-item>
        <text:list-item>
          <text:p text:style-name="P150"><text:span text:style-name="T151">PANDORA -<text:s/></text:span><text:span text:style-name="T152">Planta: 0</text:span><text:span text:style-name="T153"><text:s/></text:span><text:span text:style-name="T154"></text:span><text:span text:style-name="T155"><text:s/>1 ítem(s)</text:span></text:p>
        </text:list-item>
        <text:list-item>
          <text:p text:style-name="P156"><text:span text:style-name="T157">TIME ROAD -<text:s/></text:span><text:span text:style-name="T158">Planta: 0<text:s/></text:span><text:span text:style-name="T159"></text:span><text:span text:style-name="T160"><text:s/>1 ítem(s)</text:span></text:p>
        </text:list-item>
        <text:list-item>
          <text:p text:style-name="P161"><text:span text:style-name="T162">TOUS -<text:s/></text:span><text:span text:style-name="T163">Planta: 1</text:span><text:span text:style-name="T164"><text:s/></text:span><text:span text:style-name="T165"></text:span><text:span text:style-name="T166"><text:s/>1 ítem(s)</text:span></text:p>
        </text:list-item>
      </text:list>
      <text:p text:style-name="Normal"><text:span text:style-name="T167">JUGUETES Y REG</text:span><text:span text:style-name="T168">ALOS<text:s/></text:span><text:span text:style-name="T169"></text:span><text:span text:style-name="T170"><text:s/>5</text:span><text:span text:style-name="T171">3</text:span><text:span text:style-name="T172">-5</text:span><text:span text:style-name="T173">8</text:span></text:p>
      <text:list text:style-name="LFO6" text:continue-numbering="true">
        <text:list-item>
          <text:p text:style-name="P174"><text:span text:style-name="T175">JUGUETTOS -<text:s/></text:span><text:span text:style-name="T176">Planta: 1<text:s/></text:span><text:span text:style-name="T177"></text:span><text:span text:style-name="T178"><text:s/>5 ítem(s)</text:span></text:p>
        </text:list-item>
        <text:list-item>
          <text:p text:style-name="P179"><text:span text:style-name="T180">PARTY FIESTA -<text:s/></text:span><text:span text:style-name="T181">Planta: 0<text:s/></text:span><text:span text:style-name="T182"></text:span><text:span text:style-name="T183"><text:s/>1 ítem(s)</text:span></text:p>
        </text:list-item>
      </text:list>
      <text:p text:style-name="Normal"><text:span text:style-name="T184">PRODUCTOS CASA Y JARDÍN</text:span><text:span text:style-name="T185"></text:span><text:span text:style-name="T186"><text:s/></text:span><text:span text:style-name="T187">59</text:span><text:span text:style-name="T188">-7</text:span><text:span text:style-name="T189">4</text:span></text:p>
      <text:list text:style-name="LFO7" text:continue-numbering="true">
        <text:list-item>
          <text:p text:style-name="P190"><text:span text:style-name="T191">ATMOSFERA HOME -<text:s/></text:span><text:span text:style-name="T192">Planta: 0<text:s/></text:span><text:span text:style-name="T193"></text:span><text:span text:style-name="T194"><text:s/>2 ítem(s)</text:span></text:p>
        </text:list-item>
        <text:list-item>
          <text:p text:style-name="P195"><text:span text:style-name="T196">OH'GAR -<text:s/></text:span><text:span text:style-name="T197">Planta: 0<text:s/></text:span><text:span text:style-name="T198"></text:span><text:span text:style-name="T199"><text:s/>2 ítem(s)</text:span></text:p>
        </text:list-item>
        <text:list-item>
          <text:p text:style-name="P200"><text:span text:style-name="T201">OUTLET EL CORTE INGLÉS -<text:s/></text:span><text:span text:style-name="T202">Planta: 0<text:s/></text:span><text:span text:style-name="T203"></text:span><text:span text:style-name="T204"><text:s/>4 ítem(s)</text:span></text:p>
        </text:list-item>
        <text:list-item>
          <text:p text:style-name="P205"><text:span text:style-name="T206">OUTLET EL CORTE<text:s/></text:span><text:span text:style-name="T207">INGLÉS - PLANTA 1 -<text:s/></text:span><text:span text:style-name="T208">Planta: 1<text:s/></text:span><text:span text:style-name="T209"></text:span><text:span text:style-name="T210"><text:s/>4 ítem(s)</text:span></text:p>
        </text:list-item>
        <text:list-item>
          <text:p text:style-name="P211"><text:span text:style-name="T212">SANCARLOS -<text:s/></text:span><text:span text:style-name="T213">Planta: 0<text:s/></text:span><text:span text:style-name="T214"></text:span><text:span text:style-name="T215"><text:s/>2 ítem(s)</text:span></text:p>
        </text:list-item>
        <text:list-item>
          <text:p text:style-name="P216"><text:span text:style-name="T217">TRAMAS + -<text:s/></text:span><text:span text:style-name="T218">Planta: 0<text:s/></text:span><text:span text:style-name="T219"></text:span><text:span text:style-name="T220"><text:s/>1 ítem(s)</text:span></text:p>
        </text:list-item>
        <text:list-item>
          <text:p text:style-name="P221"><text:span text:style-name="T222">VELA -<text:s/></text:span><text:span text:style-name="T223">Planta: 0<text:s/></text:span><text:span text:style-name="T224"></text:span><text:span text:style-name="T225"><text:s/>1 ítem(s)</text:span></text:p>
        </text:list-item>
      </text:list>
      <text:p text:style-name="P226">MODA Y COMPLEMENTOS</text:p>
      <text:p text:style-name="Normal"><text:span text:style-name="T227">ACCESORIOS</text:span><text:span text:style-name="T228"></text:span><text:span text:style-name="T229"><text:s/>7</text:span><text:span text:style-name="T230">5</text:span><text:span text:style-name="T231">-8</text:span><text:span text:style-name="T232">3</text:span></text:p>
      <text:list text:style-name="LFO8" text:continue-numbering="true">
        <text:list-item>
          <text:p text:style-name="P233"><text:span text:style-name="T234">CLAIRE'S -<text:s/></text:span><text:span text:style-name="T235">Planta: 1<text:s/></text:span><text:span text:style-name="T236"></text:span><text:span text:style-name="T237"><text:s/>1 ítem(s)</text:span></text:p>
        </text:list-item>
        <text:list-item>
          <text:p text:style-name="P238"><text:span text:style-name="T239">MISAKO -<text:s/></text:span><text:span text:style-name="T240">Planta: 1<text:s/></text:span><text:span text:style-name="T241"></text:span><text:span text:style-name="T242"><text:s/>1 ítem(s)</text:span></text:p>
        </text:list-item>
        <text:list-item>
          <text:p text:style-name="P243"><text:span text:style-name="T244">O BAG -<text:s/></text:span><text:span text:style-name="T245">Planta: 1<text:s/></text:span><text:span text:style-name="T246"></text:span><text:span text:style-name="T247"><text:s/>1 ítem(s)</text:span></text:p>
        </text:list-item>
        <text:list-item>
          <text:p text:style-name="P248"><text:span text:style-name="T249">OUTLET EL CORTE INGLÉS -<text:s/></text:span><text:span text:style-name="T250">Planta: 0<text:s/></text:span><text:span text:style-name="T251"></text:span><text:span text:style-name="T252"><text:s/>2 ítem(s)</text:span></text:p>
        </text:list-item>
        <text:list-item>
          <text:p text:style-name="P253"><text:span text:style-name="T254">OUTLET EL CORTE INGLÉS - PLANTA 1 -<text:s/></text:span><text:span text:style-name="T255">Planta: 1<text:s/></text:span><text:span text:style-name="T256"></text:span><text:span text:style-name="T257"><text:s/>2 ítem(s)</text:span></text:p>
        </text:list-item>
        <text:list-item>
          <text:p text:style-name="P258"><text:span text:style-name="T259">PARFOIS -<text:s/></text:span><text:span text:style-name="T260">Planta: 0</text:span><text:span text:style-name="T261"><text:s/></text:span><text:span text:style-name="T262"></text:span><text:span text:style-name="T263"><text:s/>1 ítem(s)</text:span></text:p>
        </text:list-item>
        <text:list-item>
          <text:p text:style-name="P264"><text:span text:style-name="T265">WHITE ELIS S -<text:s/></text:span><text:span text:style-name="T266">Planta: 0<text:s/></text:span><text:span text:style-name="T267"></text:span><text:span text:style-name="T268"><text:s/>1 ítem(s)</text:span></text:p>
        </text:list-item>
      </text:list>
      <text:p text:style-name="Normal"><text:span text:style-name="T269">ROPA INTERIOR<text:s/></text:span><text:span text:style-name="T270"></text:span><text:span text:style-name="T271"><text:s/>8</text:span><text:span text:style-name="T272">4</text:span><text:span text:style-name="T273">-9</text:span><text:span text:style-name="T274">2</text:span></text:p>
      <text:list text:style-name="LFO9" text:continue-numbering="true">
        <text:list-item>
          <text:p text:style-name="P275"><text:span text:style-name="T276">CALZEDONIA -<text:s/></text:span><text:span text:style-name="T277">Planta: 0<text:s/></text:span><text:span text:style-name="T278"></text:span><text:span text:style-name="T279"><text:s/>1<text:s/></text:span><text:span text:style-name="T280">ítem(s)</text:span></text:p>
        </text:list-item>
        <text:list-item>
          <text:p text:style-name="P281"><text:span text:style-name="T282">ETAM -<text:s/></text:span><text:span text:style-name="T283">Planta: 0<text:s/></text:span><text:span text:style-name="T284"></text:span><text:span text:style-name="T285"><text:s/>1 ítem(s)</text:span></text:p>
        </text:list-item>
        <text:list-item>
          <text:p text:style-name="P286"><text:span text:style-name="T287">OUTLET EL CORTE INGLÉS -<text:s/></text:span><text:span text:style-name="T288">Planta: 0<text:s/></text:span><text:span text:style-name="T289"></text:span><text:span text:style-name="T290"><text:s/>2 ítem(s)</text:span></text:p>
        </text:list-item>
        <text:list-item>
          <text:p text:style-name="P291"><text:span text:style-name="T292">OUTLET EL CORTE INGLÉS - PLANTA 1 -<text:s/></text:span><text:span text:style-name="T293">Planta: 1<text:s/></text:span><text:span text:style-name="T294"></text:span><text:span text:style-name="T295"><text:s/>2 ítem(s)</text:span></text:p>
        </text:list-item>
        <text:list-item>
          <text:p text:style-name="P296"><text:span text:style-name="T297">OYSHO -<text:s/></text:span><text:span text:style-name="T298">Planta: 1<text:s/></text:span><text:span text:style-name="T299"></text:span><text:span text:style-name="T300"><text:s/>2 ítem(s)</text:span></text:p>
        </text:list-item>
        <text:list-item>
          <text:p text:style-name="P301"><text:span text:style-name="T302">WOMEN'SECRET -<text:s/></text:span><text:span text:style-name="T303">Planta: 1<text:s/></text:span><text:span text:style-name="T304"></text:span><text:span text:style-name="T305"><text:s/>1 ítem(s)</text:span></text:p>
        </text:list-item>
      </text:list>
      <text:p text:style-name="Normal"><text:span text:style-name="T306">ROPA HOMBRE<text:s/></text:span><text:span text:style-name="T307"></text:span><text:span text:style-name="T308"><text:s/>9</text:span><text:span text:style-name="T309">3</text:span><text:span text:style-name="T310">-12</text:span><text:span text:style-name="T311">2</text:span></text:p>
      <text:list text:style-name="LFO10" text:continue-numbering="true">
        <text:list-item>
          <text:p text:style-name="P312"><text:span text:style-name="T313">BERSHKA -<text:s/></text:span><text:span text:style-name="T314">Planta: 0<text:s/></text:span><text:span text:style-name="T315"></text:span><text:span text:style-name="T316"><text:s/>2<text:s/></text:span><text:span text:style-name="T317">ítem(s)</text:span></text:p>
        </text:list-item>
        <text:list-item>
          <text:p text:style-name="P318"><text:span text:style-name="T319">CORTEFIEL -<text:s/></text:span><text:span text:style-name="T320">Planta: 1<text:s/></text:span><text:span text:style-name="T321"></text:span><text:span text:style-name="T322"><text:s/>2 ítem(s)</text:span></text:p>
        </text:list-item>
        <text:list-item>
          <text:p text:style-name="P323"><text:span text:style-name="T324">H&amp;M -<text:s/></text:span><text:span text:style-name="T325">Planta: 1<text:s/></text:span><text:span text:style-name="T326"></text:span><text:span text:style-name="T327"><text:s/>3 ítem(s)</text:span></text:p>
        </text:list-item>
        <text:list-item>
          <text:p text:style-name="P328"><text:span text:style-name="T329">INSIDE -<text:s/></text:span><text:span text:style-name="T330">Planta: 0<text:s/></text:span><text:span text:style-name="T331"></text:span><text:span text:style-name="T332"><text:s/>1 ítem(s)</text:span></text:p>
        </text:list-item>
        <text:list-item>
          <text:p text:style-name="P333"><text:span text:style-name="T334">JACK &amp; JONES -<text:s/></text:span><text:span text:style-name="T335">Planta: 1<text:s/></text:span><text:span text:style-name="T336"></text:span><text:span text:style-name="T337"><text:s/>1 ítem(s)</text:span></text:p>
        </text:list-item>
        <text:list-item>
          <text:p text:style-name="P338"><text:span text:style-name="T339">KORÖSHI -<text:s/></text:span><text:span text:style-name="T340">Planta: 1<text:s/></text:span><text:span text:style-name="T341"></text:span><text:span text:style-name="T342"><text:s/>1 ítem(s)</text:span></text:p>
        </text:list-item>
        <text:list-item>
          <text:p text:style-name="P343"><text:span text:style-name="T344">NEW YORKER -<text:s/></text:span><text:span text:style-name="T345">Planta: 1<text:s/></text:span><text:span text:style-name="T346"></text:span><text:span text:style-name="T347"><text:s/>2 ítem(s)</text:span></text:p>
        </text:list-item>
        <text:list-item>
          <text:p text:style-name="P348"><text:span text:style-name="T349">ONE BY TRANSIT -<text:s/></text:span><text:span text:style-name="T350">Planta: 0<text:s/></text:span><text:span text:style-name="T351"></text:span><text:span text:style-name="T352"><text:s/>1 ítem(s)</text:span></text:p>
        </text:list-item>
        <text:list-item>
          <text:p text:style-name="P353"><text:span text:style-name="T354">OUTLET EL<text:s/></text:span><text:span text:style-name="T355">CORTE INGLÉS -<text:s/></text:span><text:span text:style-name="T356">Planta: 0<text:s/></text:span><text:span text:style-name="T357"></text:span><text:span text:style-name="T358"><text:s/>3 ítem(s)</text:span></text:p>
        </text:list-item>
        <text:list-item>
          <text:p text:style-name="P359"><text:span text:style-name="T360">OUTLET EL CORTE INGLÉS - PLANTA 1 -<text:s/></text:span><text:span text:style-name="T361">Planta: 1<text:s/></text:span><text:span text:style-name="T362"></text:span><text:span text:style-name="T363"><text:s/>3 ítem(s)</text:span></text:p>
        </text:list-item>
        <text:list-item>
          <text:p text:style-name="P364"><text:span text:style-name="T365">PULL &amp; BEAR -<text:s/></text:span><text:span text:style-name="T366">Planta: 1<text:s/></text:span><text:span text:style-name="T367"></text:span><text:span text:style-name="T368"><text:s/>1 ítem(s)</text:span></text:p>
        </text:list-item>
        <text:list-item>
          <text:p text:style-name="P369"><text:span text:style-name="T370">SALSA -<text:s/></text:span><text:span text:style-name="T371">Planta: 1<text:s/></text:span><text:span text:style-name="T372"></text:span><text:span text:style-name="T373"><text:s/>1 ítem(s)</text:span></text:p>
        </text:list-item>
        <text:list-item>
          <text:p text:style-name="P374"><text:span text:style-name="T375">SFERA -<text:s/></text:span><text:span text:style-name="T376">Planta: 1<text:s/></text:span><text:span text:style-name="T377"></text:span><text:span text:style-name="T378"><text:s/>4 ítem(s)</text:span></text:p>
        </text:list-item>
        <text:list-item>
          <text:p text:style-name="P379"><text:span text:style-name="T380">SPRINGFIELD -<text:s/></text:span><text:span text:style-name="T381">Planta: 1<text:s/></text:span><text:span text:style-name="T382"></text:span><text:span text:style-name="T383"><text:s/>1 ítem(s)</text:span></text:p>
        </text:list-item>
        <text:list-item>
          <text:p text:style-name="P384"><text:span text:style-name="T385">ZARA -<text:s/></text:span><text:span text:style-name="T386">Planta: 1<text:s/></text:span><text:span text:style-name="T387"></text:span><text:span text:style-name="T388"><text:s/>4 ítem(s)</text:span></text:p>
        </text:list-item>
      </text:list>
      <text:p text:style-name="Normal"><text:span text:style-name="T389">ROPA MUJER<text:s/></text:span><text:span text:style-name="T390"></text:span><text:span text:style-name="T391"><text:s/>12</text:span><text:span text:style-name="T392">3</text:span><text:span text:style-name="T393">-17</text:span><text:span text:style-name="T394">1</text:span></text:p>
      <text:list text:style-name="LFO11" text:continue-numbering="true">
        <text:list-item>
          <text:p text:style-name="P395"><text:span text:style-name="T396">BERSHKA -<text:s/></text:span><text:span text:style-name="T397">Planta: 0<text:s/></text:span><text:span text:style-name="T398"></text:span><text:span text:style-name="T399"><text:s/>4 ítem(s)</text:span></text:p>
        </text:list-item>
        <text:list-item>
          <text:p text:style-name="P400"><text:span text:style-name="T401">CORTEFIEL -<text:s/></text:span><text:span text:style-name="T402">Planta: 1<text:s/></text:span><text:span text:style-name="T403"></text:span><text:span text:style-name="T404"><text:s/>3 ítem(s)</text:span></text:p>
        </text:list-item>
        <text:list-item>
          <text:p text:style-name="P405"><text:span text:style-name="T406">H&amp;M -<text:s/></text:span><text:span text:style-name="T407">Planta: 1<text:s/></text:span><text:span text:style-name="T408"></text:span><text:span text:style-name="T409"><text:s/>4 ítem(s)</text:span></text:p>
        </text:list-item>
        <text:list-item>
          <text:p text:style-name="P410"><text:span text:style-name="T411">HUNKEMOLLER GRANCASA -<text:s/></text:span><text:span text:style-name="T412">Planta: 0<text:s/></text:span><text:span text:style-name="T413"></text:span><text:span text:style-name="T414"><text:s/>1 ítem(s)</text:span></text:p>
        </text:list-item>
        <text:list-item>
          <text:p text:style-name="P415"><text:span text:style-name="T416">INDIRA -<text:s/></text:span><text:span text:style-name="T417">Planta: 0<text:s/></text:span><text:span text:style-name="T418"></text:span><text:span text:style-name="T419"><text:s/>1 ítem(s)</text:span></text:p>
        </text:list-item>
        <text:list-item>
          <text:p text:style-name="P420"><text:span text:style-name="T421">INSIDE -<text:s/></text:span><text:span text:style-name="T422">Planta: 0<text:s/></text:span><text:span text:style-name="T423"></text:span><text:span text:style-name="T424"><text:s/>1 ítem(s)</text:span></text:p>
        </text:list-item>
        <text:list-item>
          <text:p text:style-name="P425"><text:span text:style-name="T426">KORÖSHI -<text:s/></text:span><text:span text:style-name="T427">Planta: 1</text:span><text:span text:style-name="T428"><text:s/></text:span><text:span text:style-name="T429"></text:span><text:span text:style-name="T430"><text:s/>1<text:s/></text:span><text:span text:style-name="T431">ítem(s)</text:span></text:p>
        </text:list-item>
        <text:list-item>
          <text:p text:style-name="P432"><text:span text:style-name="T433">MANGO -<text:s/></text:span><text:span text:style-name="T434">Planta: 0</text:span><text:span text:style-name="T435"><text:s/></text:span><text:span text:style-name="T436"></text:span><text:span text:style-name="T437"><text:s/>4 ítem(s)</text:span></text:p>
        </text:list-item>
        <text:list-item>
          <text:p text:style-name="P438"><text:span text:style-name="T439">NEW YORKER -<text:s/></text:span><text:span text:style-name="T440">Planta: 1<text:s/></text:span><text:span text:style-name="T441"></text:span><text:span text:style-name="T442"><text:s/>2 ítem(s)</text:span></text:p>
        </text:list-item>
        <text:list-item>
          <text:p text:style-name="P443"><text:span text:style-name="T444">ONE BY TRANSIT -<text:s/></text:span><text:span text:style-name="T445">Planta: 0<text:s/></text:span><text:span text:style-name="T446"></text:span><text:span text:style-name="T447"><text:s/>1 ítem(s)</text:span></text:p>
        </text:list-item>
        <text:list-item>
          <text:p text:style-name="P448"><text:span text:style-name="T449">OUTLET EL CORTE INGLÉS -<text:s/></text:span><text:span text:style-name="T450">Planta: 0<text:s/></text:span><text:span text:style-name="T451"></text:span><text:span text:style-name="T452"><text:s/>4 ítem(s)</text:span></text:p>
        </text:list-item>
        <text:list-item>
          <text:p text:style-name="P453"><text:span text:style-name="T454">OUTLET EL CORTE INGLÉS - PLANTA 1 -<text:s/></text:span><text:span text:style-name="T455">Planta: 1<text:s/></text:span><text:span text:style-name="T456"></text:span><text:span text:style-name="T457"><text:s/>4 ítem(s)</text:span></text:p>
        </text:list-item>
        <text:list-item>
          <text:p text:style-name="P458"><text:span text:style-name="T459">OYSHO -<text:s/></text:span><text:span text:style-name="T460">Planta: 1</text:span><text:span text:style-name="T461"><text:s/></text:span><text:span text:style-name="T462"></text:span><text:span text:style-name="T463"><text:s/>1 ítem(s)</text:span></text:p>
        </text:list-item>
        <text:list-item>
          <text:p text:style-name="P464"><text:span text:style-name="T465">PULL &amp;<text:s/></text:span><text:span text:style-name="T466">BEAR -<text:s/></text:span><text:span text:style-name="T467">Planta: 1<text:s/></text:span><text:span text:style-name="T468"></text:span><text:span text:style-name="T469"><text:s/>1 ítem(s)</text:span></text:p>
        </text:list-item>
        <text:list-item>
          <text:p text:style-name="P470"><text:span text:style-name="T471">SALSA -<text:s/></text:span><text:span text:style-name="T472">Planta: 1</text:span><text:span text:style-name="T473"><text:s/></text:span><text:span text:style-name="T474"></text:span><text:span text:style-name="T475"><text:s/>1 ítem(s)</text:span></text:p>
        </text:list-item>
        <text:list-item>
          <text:p text:style-name="P476"><text:span text:style-name="T477">SFERA -<text:s/></text:span><text:span text:style-name="T478">Planta: 1</text:span><text:span text:style-name="T479"><text:s/></text:span><text:span text:style-name="T480"></text:span><text:span text:style-name="T481"><text:s/>5 ítem(s)</text:span></text:p>
        </text:list-item>
        <text:list-item>
          <text:p text:style-name="P482"><text:span text:style-name="T483">SPRINGFIELD -<text:s/></text:span><text:span text:style-name="T484">Planta: 1</text:span><text:span text:style-name="T485"><text:s/></text:span><text:span text:style-name="T486"></text:span><text:span text:style-name="T487"><text:s/>1 ítem(s)</text:span></text:p>
        </text:list-item>
        <text:list-item>
          <text:p text:style-name="P488"><text:span text:style-name="T489">STRADIVARIUS -<text:s/></text:span><text:span text:style-name="T490">Planta: 1</text:span><text:span text:style-name="T491"><text:s/></text:span><text:span text:style-name="T492"></text:span><text:span text:style-name="T493"><text:s/>4 ítem(s)</text:span></text:p>
        </text:list-item>
        <text:list-item>
          <text:p text:style-name="P494"><text:span text:style-name="T495">WALESKA -<text:s/></text:span><text:span text:style-name="T496">Planta: 0</text:span><text:span text:style-name="T497"><text:s/></text:span><text:span text:style-name="T498"></text:span><text:span text:style-name="T499"><text:s/>1 ítem(s)</text:span></text:p>
        </text:list-item>
        <text:list-item>
          <text:p text:style-name="P500"><text:span text:style-name="T501">WOMEN'SECRET -<text:s/></text:span><text:span text:style-name="T502">Planta: 1</text:span><text:span text:style-name="T503"><text:s/></text:span><text:span text:style-name="T504"></text:span><text:span text:style-name="T505"><text:s/>1 ítem(s)</text:span></text:p>
        </text:list-item>
        <text:list-item>
          <text:p text:style-name="P506"><text:span text:style-name="T507">ZARA -<text:s/></text:span><text:span text:style-name="T508">Planta: 1<text:s/></text:span><text:span text:style-name="T509"></text:span><text:span text:style-name="T510"><text:s/>4<text:s/></text:span><text:span text:style-name="T511">ítem(s)</text:span></text:p>
        </text:list-item>
      </text:list>
      <text:p text:style-name="Normal"><text:span text:style-name="T512">R</text:span><text:span text:style-name="T513">OPA NIÑOS<text:s/></text:span><text:span text:style-name="T514"></text:span><text:span text:style-name="T515"><text:s/>17</text:span><text:span text:style-name="T516">2</text:span><text:span text:style-name="T517">-18</text:span><text:span text:style-name="T518">5</text:span></text:p>
      <text:list text:style-name="LFO12" text:continue-numbering="true">
        <text:list-item>
          <text:p text:style-name="P519"><text:span text:style-name="T520">H&amp;M -<text:s/></text:span><text:span text:style-name="T521">Planta: 1<text:s/></text:span><text:span text:style-name="T522"></text:span><text:span text:style-name="T523"><text:s/>2 ítem(s)</text:span></text:p>
        </text:list-item>
        <text:list-item>
          <text:p text:style-name="P524"><text:span text:style-name="T525">MAYORAL -<text:s/></text:span><text:span text:style-name="T526">Planta: 1 <text:s/></text:span><text:span text:style-name="T527"></text:span><text:span text:style-name="T528"><text:s/>1 ítem(s)</text:span></text:p>
        </text:list-item>
        <text:list-item>
          <text:p text:style-name="P529"><text:span text:style-name="T530">OUTLET EL CORTE INGLÉS -<text:s/></text:span><text:span text:style-name="T531">Planta: 0<text:s/></text:span><text:span text:style-name="T532"></text:span><text:span text:style-name="T533"><text:s/>2 ítem(s)</text:span></text:p>
        </text:list-item>
        <text:list-item>
          <text:p text:style-name="P534"><text:span text:style-name="T535">OUTLET EL CORTE INGLÉS - PLANTA 1 -<text:s/></text:span><text:span text:style-name="T536">Planta: 1<text:s/></text:span><text:span text:style-name="T537"></text:span><text:span text:style-name="T538"><text:s/>2 ítem(s)</text:span></text:p>
        </text:list-item>
        <text:list-item>
          <text:p text:style-name="P539"><text:span text:style-name="T540">SFERA -<text:s/></text:span><text:span text:style-name="T541">Planta: 1<text:s/></text:span><text:span text:style-name="T542"></text:span><text:span text:style-name="T543"><text:s/>4<text:s/></text:span><text:span text:style-name="T544">ítem(s)</text:span></text:p>
        </text:list-item>
        <text:list-item>
          <text:p text:style-name="P545"><text:span text:style-name="T546">ZARA -<text:s/></text:span><text:span text:style-name="T547">Planta: 1<text:s/></text:span><text:span text:style-name="T548"></text:span><text:span text:style-name="T549"><text:s/>3 ítem(s)</text:span></text:p>
        </text:list-item>
      </text:list>
      <text:p text:style-name="Normal"><text:span text:style-name="T550">ROPA DEPORTIVA<text:s/></text:span><text:span text:style-name="T551"></text:span><text:span text:style-name="T552"><text:s/>18</text:span><text:span text:style-name="T553">6</text:span><text:span text:style-name="T554">-20</text:span><text:span text:style-name="T555">4</text:span></text:p>
      <text:list text:style-name="LFO13" text:continue-numbering="true">
        <text:list-item>
          <text:p text:style-name="P556"><text:span text:style-name="T557">ATLEET -<text:s/></text:span><text:span text:style-name="T558">Planta: 0</text:span><text:span text:style-name="T559"><text:s/></text:span><text:span text:style-name="T560"></text:span><text:span text:style-name="T561"><text:s/>1 ítem(s)</text:span></text:p>
        </text:list-item>
        <text:list-item>
          <text:p text:style-name="P562"><text:span text:style-name="T563">AW LAB -<text:s/></text:span><text:span text:style-name="T564">Planta: 0<text:s/></text:span><text:span text:style-name="T565"></text:span><text:span text:style-name="T566"><text:s/>1 ítem(s)</text:span></text:p>
        </text:list-item>
        <text:list-item>
          <text:p text:style-name="P567"><text:span text:style-name="T568">DECATHLON -<text:s/></text:span><text:span text:style-name="T569">Planta: 0</text:span><text:span text:style-name="T570"><text:s/></text:span><text:span text:style-name="T571"></text:span><text:span text:style-name="T572"><text:s/>10 ítem(s)</text:span></text:p>
        </text:list-item>
        <text:list-item>
          <text:p text:style-name="P573"><text:span text:style-name="T574">DÉCIMAS -<text:s/></text:span><text:span text:style-name="T575">Planta: 1<text:s/></text:span><text:span text:style-name="T576"></text:span><text:span text:style-name="T577"><text:s/>2 ítem(s)</text:span></text:p>
        </text:list-item>
        <text:list-item>
          <text:p text:style-name="P578"><text:span text:style-name="T579">FOOT LOCKER -<text:s/></text:span><text:span text:style-name="T580">Planta: 0<text:s/></text:span><text:span text:style-name="T581"></text:span><text:span text:style-name="T582"><text:s/>1 ítem(s)</text:span></text:p>
        </text:list-item>
        <text:list-item>
          <text:p text:style-name="P583"><text:span text:style-name="T584">OUTLET EL CORTE INGLÉS -<text:s/></text:span><text:span text:style-name="T585">Plan</text:span><text:span text:style-name="T586">ta: 0<text:s/></text:span><text:span text:style-name="T587"></text:span><text:span text:style-name="T588"><text:s/>1 ítem(s)</text:span></text:p>
        </text:list-item>
        <text:list-item>
          <text:p text:style-name="P589"><text:span text:style-name="T590">OUTLET EL CORTE INGLÉS - PLANTA 1 -<text:s/></text:span><text:span text:style-name="T591">Planta: 1<text:s/></text:span><text:span text:style-name="T592"></text:span><text:span text:style-name="T593"><text:s/>1 ítem(s)</text:span></text:p>
        </text:list-item>
        <text:list-item>
          <text:p text:style-name="P594"><text:span text:style-name="T595">OYSHO -<text:s/></text:span><text:span text:style-name="T596">Planta: 1<text:s/></text:span><text:span text:style-name="T597"></text:span><text:span text:style-name="T598"><text:s/>1 ítem(s)</text:span></text:p>
        </text:list-item>
        <text:list-item>
          <text:p text:style-name="P599"><text:span text:style-name="T600">SNIPES -<text:s/></text:span><text:span text:style-name="T601">Planta: 0<text:s/></text:span><text:span text:style-name="T602"></text:span><text:span text:style-name="T603"><text:s/>1 ítem(s)</text:span></text:p>
        </text:list-item>
      </text:list>
      <text:p text:style-name="P604"><text:bookmark-start text:name="_Hlk92906349"/><text:span text:style-name="T605">ÓPTICAS Y OCULISTAS<text:s/></text:span><text:span text:style-name="T606"></text:span><text:span text:style-name="T607"><text:s/>20</text:span><text:span text:style-name="T608">5</text:span><text:span text:style-name="T609">-21</text:span><text:span text:style-name="T610">1</text:span></text:p>
      <text:list text:style-name="LFO14" text:continue-numbering="true">
        <text:list-item>
          <text:p text:style-name="P611"><text:span text:style-name="T612">+ VISIÓN -<text:s/></text:span><text:span text:style-name="T613">Planta: 1</text:span><text:span text:style-name="T614"><text:s/></text:span><text:span text:style-name="T615"></text:span><text:span text:style-name="T616"><text:s/>2 ítem(s)</text:span></text:p>
        </text:list-item>
        <text:list-item>
          <text:p text:style-name="P617"><text:span text:style-name="T618">GENERAL ÓPTICA -<text:s/></text:span><text:span text:style-name="T619">Planta: 0</text:span><text:span text:style-name="T620"><text:s/></text:span><text:span text:style-name="T621"></text:span><text:span text:style-name="T622"><text:s/>3 ítem(s)</text:span></text:p>
        </text:list-item>
        <text:list-item>
          <text:p text:style-name="P623"><text:span text:style-name="T624">SOLOPTICAL -<text:s/></text:span><text:span text:style-name="T625">Planta: 0</text:span><text:span text:style-name="T626"><text:s/></text:span><text:span text:style-name="T627"></text:span><text:span text:style-name="T628"><text:s/>2 ítem(s)</text:span></text:p>
        </text:list-item>
      </text:list>
      <text:p text:style-name="P629"><text:span text:style-name="T630">PAPELERÍAS Y LIBRERIAS<text:s/></text:span><text:span text:style-name="T631"></text:span><text:span text:style-name="T632"><text:s/>21</text:span><text:span text:style-name="T633">2</text:span><text:span text:style-name="T634">-21</text:span><text:span text:style-name="T635">5</text:span></text:p>
      <text:list text:style-name="LFO15" text:continue-numbering="true">
        <text:list-item>
          <text:p text:style-name="P636"><text:span text:style-name="T637">LA CASA DEL LIBRO -<text:s/></text:span><text:span text:style-name="T638">Planta: 0</text:span><text:span text:style-name="T639"><text:s/></text:span><text:span text:style-name="T640"></text:span><text:span text:style-name="T641"><text:s/>4 ítem(s)</text:span></text:p>
        </text:list-item>
      </text:list>
      <text:p text:style-name="P642"><text:span text:style-name="T643">PERFUMERÍAS Y COSMÉTICA<text:s/></text:span><text:span text:style-name="T644"></text:span><text:span text:style-name="T645"><text:s/>21</text:span><text:span text:style-name="T646">6</text:span><text:span text:style-name="T647"><text:s/>- 22</text:span><text:span text:style-name="T648">5</text:span></text:p>
      <text:list text:style-name="LFO15" text:continue-numbering="true">
        <text:list-item>
          <text:p text:style-name="P649"><text:span text:style-name="T650">DRUNI -<text:s/></text:span><text:span text:style-name="T651">Planta: 1</text:span><text:span text:style-name="T652"><text:s/></text:span><text:span text:style-name="T653"></text:span><text:span text:style-name="T654"><text:s/>4 ítem(s)</text:span></text:p>
        </text:list-item>
        <text:list-item>
          <text:p text:style-name="P655"><text:span text:style-name="T656">KIKO MILANO -<text:s/></text:span><text:span text:style-name="T657">Planta: 1</text:span><text:span text:style-name="T658"><text:s/></text:span><text:span text:style-name="T659"></text:span><text:span text:style-name="T660"><text:s/>1 ítem(s)</text:span></text:p>
        </text:list-item>
        <text:list-item>
          <text:p text:style-name="P661"><text:span text:style-name="T662">RITUALS -<text:s/></text:span><text:span text:style-name="T663">Planta: 0</text:span><text:span text:style-name="T664"><text:s/></text:span><text:span text:style-name="T665"></text:span><text:span text:style-name="T666"><text:s/>1 ítem(s)</text:span></text:p>
        </text:list-item>
        <text:list-item>
          <text:p text:style-name="P667"><text:span text:style-name="T668">THE BODY<text:s/></text:span><text:span text:style-name="T669">SHOP -<text:s/></text:span><text:span text:style-name="T670">Planta: 0</text:span><text:span text:style-name="T671"><text:s/></text:span><text:span text:style-name="T672"></text:span><text:span text:style-name="T673"><text:s/>2 ítem(s)</text:span></text:p>
        </text:list-item>
        <text:list-item>
          <text:p text:style-name="P674"><text:span text:style-name="T675">YVES ROCHER -<text:s/></text:span><text:span text:style-name="T676">Planta: 0</text:span><text:span text:style-name="T677"><text:s/></text:span><text:span text:style-name="T678"></text:span><text:span text:style-name="T679"><text:s/>2 ítem(s)</text:span></text:p>
        </text:list-item>
      </text:list>
      <text:p text:style-name="P680"><text:span text:style-name="T681">BARES, PUBS, TAPAS Y CERVECERÍAS<text:s/></text:span><text:span text:style-name="T682"></text:span><text:span text:style-name="T683"><text:s/>22</text:span><text:span text:style-name="T684">6</text:span><text:span text:style-name="T685">-23</text:span><text:span text:style-name="T686">1</text:span></text:p>
      <text:list text:style-name="LFO16" text:continue-numbering="true">
        <text:list-item>
          <text:p text:style-name="P687"><text:span text:style-name="T688">FRAN BEER -<text:s/></text:span><text:span text:style-name="T689">Planta: 2</text:span><text:span text:style-name="T690"><text:s/></text:span><text:span text:style-name="T691"></text:span><text:span text:style-name="T692"><text:s/>2 ítem(s)</text:span></text:p>
        </text:list-item>
        <text:list-item>
          <text:p text:style-name="P693"><text:span text:style-name="T694">FRUTOLANDIA -<text:s/></text:span><text:span text:style-name="T695">Planta: 2</text:span><text:span text:style-name="T696"><text:s/></text:span><text:span text:style-name="T697"></text:span><text:span text:style-name="T698"><text:s/>1 ítem(s)</text:span></text:p>
        </text:list-item>
        <text:list-item>
          <text:p text:style-name="P699"><text:span text:style-name="T700">LA COPA INDISCRETA -<text:s/></text:span><text:span text:style-name="T701">Planta: 2</text:span><text:span text:style-name="T702"><text:s/></text:span><text:span text:style-name="T703"></text:span><text:span text:style-name="T704"><text:s/>1 ítem(s)</text:span></text:p>
        </text:list-item>
        <text:list-item>
          <text:p text:style-name="P705"><text:span text:style-name="T706">LIZARRÁN -<text:s/></text:span><text:span text:style-name="T707">Planta: 2</text:span><text:span text:style-name="T708"><text:s/></text:span><text:span text:style-name="T709"></text:span><text:span text:style-name="T710"><text:s/></text:span><text:span text:style-name="T711">2</text:span><text:span text:style-name="T712"><text:s/></text:span><text:span text:style-name="T713">ítem(s)</text:span></text:p>
        </text:list-item>
      </text:list>
      <text:p text:style-name="P714"><text:span text:style-name="T715">CAFETERÍAS, PASTELERÍAS, HELADERÍAS Y DULCES<text:s/></text:span><text:span text:style-name="T716"></text:span><text:span text:style-name="T717"><text:s/>232-239</text:span><text:a office:title="DUNKIN'" xlink:href="https://www.grancasa.es/tiendas/dunkin-coffee/" office:target-frame-name="_top" xlink:show="replace"/></text:p>
      <text:list text:style-name="LFO17" text:continue-numbering="true">
        <text:list-item>
          <text:p text:style-name="P718"><text:span text:style-name="T719">DUNKIN' -<text:s/></text:span><text:span text:style-name="T720">Planta: 0</text:span><text:span text:style-name="T721"><text:s/></text:span><text:span text:style-name="T722"></text:span><text:span text:style-name="T723"><text:s/>1 ítem(s)</text:span></text:p>
        </text:list-item>
        <text:list-item>
          <text:p text:style-name="P724"><text:span text:style-name="T725">FRUTOS SECOS EL RINCÓN -<text:s/></text:span><text:span text:style-name="T726">Planta: 0</text:span><text:span text:style-name="T727"><text:s/></text:span><text:span text:style-name="T728"></text:span><text:span text:style-name="T729"><text:s/>1 ítem(s)</text:span></text:p>
        </text:list-item>
        <text:list-item>
          <text:p text:style-name="P730"><text:span text:style-name="T731">FRUTOS SECOS EL RINCÓN -<text:s/></text:span><text:span text:style-name="T732">Planta: 2</text:span><text:span text:style-name="T733"><text:s/></text:span><text:span text:style-name="T734"></text:span><text:span text:style-name="T735"><text:s/>1 ítem(s)</text:span></text:p>
        </text:list-item>
        <text:list-item>
          <text:p text:style-name="P736"><text:span text:style-name="T737">LA JIJONECA -<text:s/></text:span><text:span text:style-name="T738">Planta: 2</text:span><text:span text:style-name="T739"><text:s/></text:span><text:span text:style-name="T740"></text:span><text:span text:style-name="T741"><text:s/>1 ítem(s)</text:span></text:p>
        </text:list-item>
        <text:list-item>
          <text:p text:style-name="P742"><text:span text:style-name="T743">LLAO LLAO -<text:s/></text:span><text:span text:style-name="T744">Planta: 2</text:span><text:span text:style-name="T745"><text:s/></text:span><text:span text:style-name="T746"></text:span><text:span text:style-name="T747"><text:s/>1 ítem(s)</text:span></text:p>
        </text:list-item>
        <text:list-item>
          <text:p text:style-name="P748"><text:span text:style-name="T749">LOOPS &amp; COFFEE -<text:s/></text:span><text:span text:style-name="T750">Planta: 1</text:span><text:span text:style-name="T751"><text:s/></text:span><text:span text:style-name="T752"></text:span><text:span text:style-name="T753"><text:s/>1 ítem(s)</text:span></text:p>
        </text:list-item>
        <text:list-item>
          <text:p text:style-name="P754"><text:span text:style-name="T755">LOOPS &amp; COFFEE -<text:s/></text:span><text:span text:style-name="T756">Planta: 2</text:span><text:span text:style-name="T757"><text:s/></text:span><text:span text:style-name="T758"></text:span><text:span text:style-name="T759"><text:s/>1 ítem(s)</text:span></text:p>
        </text:list-item>
        <text:list-item>
          <text:p text:style-name="P760"><text:span text:style-name="T761">Tai Wan Bubble Tea -<text:s/></text:span><text:span text:style-name="T762">Planta: 1</text:span><text:span text:style-name="T763"><text:s/></text:span><text:span text:style-name="T764"></text:span><text:span text:style-name="T765"><text:s/>1 ítem(s)</text:span></text:p>
        </text:list-item>
      </text:list>
      <text:p text:style-name="P766"><text:span text:style-name="T767">RESTAURANTES COMIDA<text:s/></text:span><text:span text:style-name="T768">INTERNACIONAL Y TRADICIONALES 240-243</text:span></text:p>
      <text:list text:style-name="LFO18" text:continue-numbering="true">
        <text:list-item>
          <text:p text:style-name="P769"><text:span text:style-name="T770">HIT &amp; NOODLES -<text:s/></text:span><text:span text:style-name="T771">Planta: 2</text:span><text:span text:style-name="T772"><text:s/></text:span><text:span text:style-name="T773"></text:span><text:span text:style-name="T774"><text:s/>1 ítem(s) –<text:s/></text:span><text:span text:style-name="T775">Í</text:span><text:span text:style-name="T776">tem</text:span><text:span text:style-name="T777"><text:s/>240</text:span><text:span text:style-name="T778"><text:s/>!!!!!!!!!!!!!!!!!!!!!!!!!!!</text:span></text:p>
        </text:list-item>
        <text:list-item>
          <text:p text:style-name="P779"><text:span text:style-name="T780">POMODORO -<text:s/></text:span><text:span text:style-name="T781">Planta: 2</text:span><text:span text:style-name="T782"><text:s/></text:span><text:span text:style-name="T783"></text:span><text:span text:style-name="T784"><text:s/>1 ítem(s)</text:span></text:p>
        </text:list-item>
        <text:list-item>
          <text:p text:style-name="P785"><text:span text:style-name="T786">YAMII -<text:s/></text:span><text:span text:style-name="T787">Planta: 2</text:span><text:span text:style-name="T788"><text:s/></text:span><text:span text:style-name="T789"></text:span><text:span text:style-name="T790"><text:s/>1 ítem(s)</text:span></text:p>
        </text:list-item>
        <text:list-item>
          <text:p text:style-name="P791"><text:span text:style-name="T792">ZAGORA CAFÉ<text:s/></text:span><text:span text:style-name="T793">-<text:s/></text:span><text:span text:style-name="T794">Planta: 2</text:span><text:span text:style-name="T795"><text:s/></text:span><text:span text:style-name="T796"></text:span><text:span text:style-name="T797"><text:s/>1 ítem(s)</text:span></text:p>
        </text:list-item>
      </text:list>
      <text:p text:style-name="P798"><text:span text:style-name="T799">restaurantes comida rápida<text:s/></text:span><text:span text:style-name="T800"></text:span><text:span text:style-name="T801"><text:s/>244-249</text:span></text:p>
      <text:list text:style-name="LFO19" text:continue-numbering="true">
        <text:list-item>
          <text:p text:style-name="P802"><text:span text:style-name="T803">BURGER KING -<text:s/></text:span><text:span text:style-name="T804">Planta: 2</text:span><text:span text:style-name="T805"><text:s/></text:span><text:span text:style-name="T806"></text:span><text:span text:style-name="T807"><text:s/>1 ítem(s)</text:span></text:p>
        </text:list-item>
        <text:list-item>
          <text:p text:style-name="P808"><text:span text:style-name="T809">DON G -<text:s/></text:span><text:span text:style-name="T810">Planta: 2</text:span><text:span text:style-name="T811"><text:s/></text:span><text:span text:style-name="T812"></text:span><text:span text:style-name="T813"><text:s/>1 ítem(s)</text:span></text:p>
        </text:list-item>
        <text:list-item>
          <text:p text:style-name="P814"><text:span text:style-name="T815">LUNA ISTAMBUL -<text:s/></text:span><text:span text:style-name="T816">Planta: 2</text:span><text:span text:style-name="T817"><text:s/></text:span><text:span text:style-name="T818"></text:span><text:span text:style-name="T819"><text:s/>1 ítem(s)</text:span></text:p>
        </text:list-item>
        <text:list-item>
          <text:p text:style-name="P820"><text:span text:style-name="T821">MCDONALD'S -<text:s/></text:span><text:span text:style-name="T822">Planta: 2</text:span><text:span text:style-name="T823"><text:s/></text:span><text:span text:style-name="T824"></text:span><text:span text:style-name="T825"><text:s/>1 ítem(s)</text:span></text:p>
        </text:list-item>
        <text:list-item>
          <text:p text:style-name="P826"><text:span text:style-name="T827">TACO BELL -<text:s/></text:span><text:span text:style-name="T828">Planta: 2</text:span><text:span text:style-name="T829"><text:s/></text:span><text:span text:style-name="T830"></text:span><text:span text:style-name="T831"><text:s/>1 ítem(s)</text:span></text:p>
        </text:list-item>
        <text:list-item>
          <text:p text:style-name="P832"><text:span text:style-name="T833">VIPS -<text:s/></text:span><text:span text:style-name="T834">Planta: 2</text:span><text:span text:style-name="T835"><text:s/></text:span><text:span text:style-name="T836"></text:span><text:span text:style-name="T837"><text:s/>1 ítem(s)</text:span></text:p>
        </text:list-item>
      </text:list>
      <text:p text:style-name="P838"/>
      <text:p text:style-name="P839"><text:span text:style-name="T840">SALUD Y BELLEZA<text:s/></text:span><text:span text:style-name="T841"></text:span><text:span text:style-name="T842"><text:s/>250-253</text:span></text:p>
      <text:list text:style-name="LFO20" text:continue-numbering="true">
        <text:list-item>
          <text:p text:style-name="P843"><text:span text:style-name="T844">CENTROS IDEAL -<text:s/></text:span><text:span text:style-name="T845">Planta: 1</text:span><text:span text:style-name="T846"><text:s/></text:span><text:span text:style-name="T847"></text:span><text:span text:style-name="T848"><text:s/>1 ítem(s)</text:span></text:p>
        </text:list-item>
        <text:list-item>
          <text:p text:style-name="P849"><text:span text:style-name="T850">CENTROS ÚNICO -<text:s/></text:span><text:span text:style-name="T851">Planta: 0</text:span><text:span text:style-name="T852"><text:s/></text:span><text:span text:style-name="T853"></text:span><text:span text:style-name="T854"><text:s/>1 ítem(s)</text:span></text:p>
        </text:list-item>
        <text:list-item>
          <text:p text:style-name="P855"><text:span text:style-name="T856">GRUPO DE IMAGEN Y BIENESTAR PANDORA -<text:s/></text:span><text:span text:style-name="T857">Planta: 1</text:span><text:span text:style-name="T858"><text:s/></text:span><text:span text:style-name="T859"></text:span><text:span text:style-name="T860"><text:s/>1 ítem(s)</text:span></text:p>
        </text:list-item>
        <text:list-item>
          <text:p text:style-name="P861"><text:span text:style-name="T862">YVES ROCHER -<text:s/></text:span><text:span text:style-name="T863">Planta: 0</text:span><text:span text:style-name="T864"><text:s/></text:span><text:span text:style-name="T865"></text:span><text:span text:style-name="T866"><text:s/>1 ítem(s)</text:span></text:p>
        </text:list-item>
      </text:list>
      <text:p text:style-name="P867"><text:span text:style-name="T868">BANCOS, ASEGURADORAS Y CORREOS<text:s/></text:span><text:span text:style-name="T869"></text:span><text:span text:style-name="T870"><text:s/>254-255</text:span></text:p>
      <text:list text:style-name="LFO21" text:continue-numbering="true">
        <text:list-item>
          <text:p text:style-name="P871"><text:span text:style-name="T872">IBERCAJA -<text:s/></text:span><text:span text:style-name="T873">Planta: 0</text:span><text:span text:style-name="T874"><text:s/></text:span><text:span text:style-name="T875"></text:span><text:span text:style-name="T876"><text:s/>2 ítem(s)</text:span></text:p>
        </text:list-item>
      </text:list>
      <text:p text:style-name="P877"><text:span text:style-name="T878">OTROS<text:s/></text:span><text:span text:style-name="T879"></text:span><text:span text:style-name="T880"><text:s/>256-257</text:span></text:p>
      <text:list text:style-name="LFO21" text:continue-numbering="true">
        <text:list-item>
          <text:p text:style-name="P881"><text:span text:style-name="T882">LA<text:s/></text:span><text:span text:style-name="T883">TINTA ARAGONESA -<text:s/></text:span><text:span text:style-name="T884">Planta: 0</text:span><text:span text:style-name="T885"><text:s/></text:span><text:span text:style-name="T886"></text:span><text:span text:style-name="T887"><text:s/>1 ítem(s) - LIBRERÍA/PAPELERÍA</text:span></text:p>
        </text:list-item>
        <text:list-item>
          <text:p text:style-name="P888"><text:span text:style-name="T889">TAILOR &amp; CO -<text:s/></text:span><text:span text:style-name="T890">Planta: 0</text:span><text:span text:style-name="T891"><text:s/></text:span><text:span text:style-name="T892"></text:span><text:span text:style-name="T893"><text:s/>1 ítem(s) - ACCESORIOS</text:span></text:p>
        </text:list-item>
      </text:list>
      <text:p text:style-name="P894"><text:span text:style-name="T895">PELUQUERÍAS Y ESTÉTICA<text:s/></text:span><text:span text:style-name="T896"></text:span><text:span text:style-name="T897"><text:s/>258-262</text:span></text:p>
      <text:list text:style-name="LFO22" text:continue-numbering="true">
        <text:list-item>
          <text:p text:style-name="P898"><text:span text:style-name="T899">BARBERÍAS DOM -<text:s/></text:span><text:span text:style-name="T900">Planta: 0</text:span><text:span text:style-name="T901"><text:s/></text:span><text:span text:style-name="T902"></text:span><text:span text:style-name="T903"><text:s/>1 ítem(s)</text:span></text:p>
        </text:list-item>
        <text:list-item>
          <text:p text:style-name="P904"><text:span text:style-name="T905">CENTROS ÚNICO -<text:s/></text:span><text:span text:style-name="T906">Planta: 0</text:span><text:span text:style-name="T907"><text:s/></text:span><text:span text:style-name="T908"></text:span><text:span text:style-name="T909"><text:s/>1 ítem(s)</text:span></text:p>
        </text:list-item>
        <text:list-item>
          <text:p text:style-name="P910"><text:span text:style-name="T911">GRUPO DE IMAGEN Y BIENESTAR<text:s/></text:span><text:span text:style-name="T912">PANDORA -<text:s/></text:span><text:span text:style-name="T913">Planta: 1</text:span><text:span text:style-name="T914"><text:s/></text:span><text:span text:style-name="T915"></text:span><text:span text:style-name="T916"><text:s/>1 ítem(s)</text:span></text:p>
        </text:list-item>
        <text:list-item>
          <text:p text:style-name="P917"><text:span text:style-name="T918">JEAN LOUIS DAVID -<text:s/></text:span><text:span text:style-name="T919">Planta: 0</text:span><text:span text:style-name="T920"><text:s/></text:span><text:span text:style-name="T921"></text:span><text:span text:style-name="T922"><text:s/>1 ítem(s)</text:span></text:p>
        </text:list-item>
        <text:list-item>
          <text:p text:style-name="P923"><text:span text:style-name="T924">LOVE NAILS -<text:s/></text:span><text:span text:style-name="T925">Planta: 1</text:span><text:span text:style-name="T926"><text:s/></text:span><text:span text:style-name="T927"></text:span><text:span text:style-name="T928"><text:s/>1 ítem(s)</text:span></text:p>
        </text:list-item>
      </text:list>
      <text:p text:style-name="P929"><text:span text:style-name="T930">TELECOMUNICACIONES E INFORMÁTICA<text:s/></text:span><text:span text:style-name="T931"></text:span><text:span text:style-name="T932"><text:s/>263-274</text:span></text:p>
      <text:list text:style-name="LFO23" text:continue-numbering="true">
        <text:list-item>
          <text:p text:style-name="P933"><text:span text:style-name="T934">GAME -<text:s/></text:span><text:span text:style-name="T935">Planta: 0</text:span><text:span text:style-name="T936"><text:s/></text:span><text:span text:style-name="T937"></text:span><text:span text:style-name="T938"><text:s/>1 ítem(s)</text:span></text:p>
        </text:list-item>
        <text:list-item>
          <text:p text:style-name="P939"><text:span text:style-name="T940">LA CASA DE LAS CARCASAS -<text:s/></text:span><text:span text:style-name="T941">Planta: 1</text:span><text:span text:style-name="T942"><text:s/></text:span><text:span text:style-name="T943"></text:span><text:span text:style-name="T944"><text:s/>1 ítem(s)</text:span></text:p>
        </text:list-item>
        <text:list-item>
          <text:p text:style-name="P945"><text:span text:style-name="T946">MOVISTAR -<text:s/></text:span><text:span text:style-name="T947">Planta: 1</text:span><text:span text:style-name="T948"><text:s/></text:span><text:span text:style-name="T949"></text:span><text:span text:style-name="T950"><text:s/>2<text:s/></text:span><text:span text:style-name="T951">ítem(s)</text:span></text:p>
        </text:list-item>
        <text:list-item>
          <text:p text:style-name="P952"><text:span text:style-name="T953">MY PHONE -<text:s/></text:span><text:span text:style-name="T954">Planta: 1</text:span><text:span text:style-name="T955"><text:s/></text:span><text:span text:style-name="T956"></text:span><text:span text:style-name="T957"><text:s/>1 ítem(s)</text:span></text:p>
        </text:list-item>
        <text:list-item>
          <text:p text:style-name="P958"><text:span text:style-name="T959">ORANGE -<text:s/></text:span><text:span text:style-name="T960">Planta: 1</text:span><text:span text:style-name="T961"><text:s/></text:span><text:span text:style-name="T962"></text:span><text:span text:style-name="T963"><text:s/>2 ítem(s)</text:span></text:p>
        </text:list-item>
        <text:list-item>
          <text:p text:style-name="P964"><text:span text:style-name="T965">PHONE HOUSE -<text:s/></text:span><text:span text:style-name="T966">Planta: 0</text:span><text:span text:style-name="T967"><text:s/></text:span><text:span text:style-name="T968"></text:span><text:span text:style-name="T969"><text:s/>1 ítem(s)</text:span></text:p>
        </text:list-item>
        <text:list-item>
          <text:p text:style-name="P970"><text:span text:style-name="T971">VODAFONE -<text:s/></text:span><text:span text:style-name="T972">Planta: 1</text:span><text:span text:style-name="T973"><text:s/></text:span><text:span text:style-name="T974"></text:span><text:span text:style-name="T975"><text:s/>1 ítem(s)</text:span></text:p>
        </text:list-item>
        <text:list-item>
          <text:p text:style-name="P976"><text:span text:style-name="T977">XIAOMI -<text:s/></text:span><text:span text:style-name="T978">Planta: 0</text:span><text:span text:style-name="T979"><text:s/></text:span><text:span text:style-name="T980"></text:span><text:span text:style-name="T981"><text:s/>2 ítem(s)</text:span></text:p>
        </text:list-item>
        <text:list-item>
          <text:p text:style-name="P982"><text:span text:style-name="T983">YOIGO -<text:s/></text:span><text:span text:style-name="T984">Planta: 0</text:span><text:bookmark-end text:name="_Hlk92906349"/><text:span text:style-name="T985"><text:s/></text:span><text:span text:style-name="T986"></text:span><text:span text:style-name="T987"><text:s/>1 ítem(s)</text:span></text:p>
        </text:list-item>
      </text:list>
      <text:p text:style-name="P988"><text:span text:style-name="T989">FALTAN EN LA WEB<text:s/></text:span><text:span text:style-name="T990"></text:span><text:span text:style-name="T991"><text:s/>275-28</text:span><text:span text:style-name="T992">3</text:span></text:p>
      <text:list text:style-name="LFO23" text:continue-numbering="true">
        <text:list-item>
          <text:p text:style-name="P993"><text:span text:style-name="T994">FOTOPRIX -<text:s/></text:span><text:span text:style-name="T995">Planta: 0</text:span><text:span text:style-name="T996"><text:s/></text:span><text:span text:style-name="T997"></text:span><text:span text:style-name="T998"><text:s/>1<text:s/></text:span><text:span text:style-name="T999">ítem(s) – INFORMÁTICA Y TELECOMUNICACIONES</text:span></text:p>
        </text:list-item>
        <text:list-item>
          <text:p text:style-name="P1000"><text:span text:style-name="T1001">MUERDELAPASTA -<text:s/></text:span><text:span text:style-name="T1002">Planta: 2</text:span><text:span text:style-name="T1003"><text:s/></text:span><text:span text:style-name="T1004"></text:span><text:span text:style-name="T1005"><text:s/>5 ítem(s) – RESTAURANTE</text:span></text:p>
        </text:list-item>
        <text:list-item>
          <text:p text:style-name="P1006"><text:span text:style-name="T1007">D’jORGE -<text:s/></text:span><text:span text:style-name="T1008">Planta: 2</text:span><text:span text:style-name="T1009"><text:s/></text:span><text:span text:style-name="T1010"></text:span><text:span text:style-name="T1011"><text:s/>2 ítem(s) – BAR/CERVECERÍA</text:span></text:p>
        </text:list-item>
        <text:list-item>
          <text:p text:style-name="P1012"><text:span text:style-name="T1013">kfc -<text:s/></text:span><text:span text:style-name="T1014">Planta: 2</text:span><text:span text:style-name="T1015"><text:s/></text:span><text:span text:style-name="T1016"></text:span><text:span text:style-name="T1017"><text:s/>1 ítem(s) – RESTAURANTE COMIDA RÁ</text:span><text:span text:style-name="T1018">PIDA</text:span></text:p>
        </text:list-item>
      </text:list>
      <text:p text:style-name="P1019"/>
      <text:p text:style-name="P1020"/>
      <text:p text:style-name="Normal"><text:span text:style-name="T1021">28</text:span><text:span text:style-name="T1022">3</text:span><text:span text:style-name="T1023"><text:s/>ítem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jandro Piedrafita Barrantes</meta:initial-creator>
    <dc:creator>Alejandro Piedrafita Barrantes</dc:creator>
    <meta:creation-date>2022-01-12T17:23:00Z</meta:creation-date>
    <dc:date>2022-01-15T13:43:00Z</dc:date>
    <meta:template xlink:href="Normal.dotm" xlink:type="simple"/>
    <meta:editing-cycles>34</meta:editing-cycles>
    <meta:editing-duration>PT89100S</meta:editing-duration>
    <meta:document-statistic meta:page-count="5" meta:paragraph-count="13" meta:word-count="1053" meta:character-count="6833" meta:row-count="48" meta:non-whitespace-character-count="5793"/>
  </office:meta>
</office:document-meta>
</file>